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355.69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950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00ae00"/>
    </style:style>
    <style:style style:name="ce15" style:family="table-cell" style:parent-style-name="Default">
      <style:table-cell-properties fo:background-color="#23ff23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ff"/>
      <style:text-properties fo:color="#000000"/>
    </style:style>
    <style:style style:name="ce18" style:family="table-cell" style:parent-style-name="Default" style:data-style-name="N127">
      <style:table-cell-properties style:rotation-align="none"/>
    </style:style>
    <style:style style:name="ce19" style:family="table-cell" style:parent-style-name="Default" style:data-style-name="N131">
      <style:table-cell-properties style:rotation-align="none"/>
    </style:style>
    <style:style style:name="ce20" style:family="table-cell" style:parent-style-name="Default" style:data-style-name="N133">
      <style:table-cell-properties style:rotation-align="none"/>
    </style:style>
    <style:style style:name="ce21" style:family="table-cell" style:parent-style-name="Default" style:data-style-name="N135">
      <style:table-cell-properties style:rotation-align="none"/>
    </style:style>
    <style:style style:name="ce22" style:family="table-cell" style:parent-style-name="Default">
      <style:table-cell-properties fo:background-color="#ffcc00" style:rotation-align="none"/>
    </style:style>
    <style:style style:name="ce23" style:family="table-cell" style:parent-style-name="Default" style:data-style-name="N137">
      <style:table-cell-properties style:rotation-align="none"/>
    </style:style>
    <style:style style:name="ce24" style:family="table-cell" style:parent-style-name="Default" style:data-style-name="N139">
      <style:table-cell-properties style:rotation-align="none"/>
    </style:style>
    <style:style style:name="ce25" style:family="table-cell" style:parent-style-name="Default" style:data-style-name="N141">
      <style:table-cell-properties style:rotation-align="none"/>
    </style:style>
    <style:style style:name="ce26" style:family="table-cell" style:parent-style-name="Default" style:data-style-name="N129">
      <style:table-cell-properties style:rotation-align="none"/>
    </style:style>
    <style:style style:name="ce27" style:family="table-cell" style:parent-style-name="Default" style:data-style-name="N129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ulzBot Mini v2.0, Boxed for Retail, NA</text:p>
          </table:table-cell>
          <table:table-cell table:style-name="ce5"/>
          <table:table-cell table:style-name="ce5" office:value-type="string" calcext:value-type="string">
            <text:p>KT-PR0047NA</text:p>
          </table:table-cell>
          <table:table-cell table:style-name="ce2" office:value-type="string" calcext:value-type="string">
            <text:p>LulzBot Mini v2.0, Boxed for Retail, 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E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93</text:p>
          </table:table-cell>
          <table:table-cell table:style-name="ce7" office:value-type="string" calcext:value-type="string">
            <text:p>[AS-PR0093] Mini 2, Hibiscus, Calib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2</text:p>
          </table:table-cell>
          <table:table-cell table:style-name="ce7" office:value-type="string" calcext:value-type="string">
            <text:p>[AS-PR0092] Mini, Hibiscus, Final Electric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69</text:p>
          </table:table-cell>
          <table:table-cell office:value-type="string" calcext:value-type="string">
            <text:p>[AS-CB0069] Z brake p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5" calcext:value-type="currency">
            <text:p>15.00 USD/PCE</text:p>
          </table:table-cell>
          <table:table-cell table:style-name="ce26" office:value-type="currency" office:currency="USD" office:value="15" calcext:value-type="currency">
            <text:p>15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6" calcext:value-type="currency">
            <text:p>0.02 USD/PCE</text:p>
          </table:table-cell>
          <table:table-cell table:style-name="ce26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502</text:p>
          </table:table-cell>
          <table:table-cell office:value-type="string" calcext:value-type="string">
            <text:p>[EL-MS0502] CONN SPADE TERM 24-26AWG #6 Y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507" calcext:value-type="currency">
            <text:p>0.51 USD/PCE</text:p>
          </table:table-cell>
          <table:table-cell table:style-name="ce26" office:value-type="currency" office:currency="USD" office:value="1.014" calcext:value-type="currency">
            <text:p>1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0754584" calcext:value-type="currency">
            <text:p>0.00 USD/mm</text:p>
          </table:table-cell>
          <table:table-cell table:style-name="ce26" office:value-type="currency" office:currency="USD" office:value="0.01207334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0754584" calcext:value-type="currency">
            <text:p>0.00 USD/mm</text:p>
          </table:table-cell>
          <table:table-cell table:style-name="ce26" office:value-type="currency" office:currency="USD" office:value="0.01207334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57" calcext:value-type="currency">
            <text:p>0.06 USD/PCE</text:p>
          </table:table-cell>
          <table:table-cell table:style-name="ce26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70</text:p>
          </table:table-cell>
          <table:table-cell office:value-type="string" calcext:value-type="string">
            <text:p>[AS-CB0070] Z brake motor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0" calcext:value-type="currency">
            <text:p>10.00 USD/PCE</text:p>
          </table:table-cell>
          <table:table-cell table:style-name="ce26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6" calcext:value-type="currency">
            <text:p>0.02 USD/PCE</text:p>
          </table:table-cell>
          <table:table-cell table:style-name="ce26" office:value-type="currency" office:currency="USD" office:value="0.128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61" calcext:value-type="currency">
            <text:p>0.06 USD/PCE</text:p>
          </table:table-cell>
          <table:table-cell table:style-name="ce26" office:value-type="currency" office:currency="USD" office:value="0.12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10104864" calcext:value-type="currency">
            <text:p>0.00 USD/mm</text:p>
          </table:table-cell>
          <table:table-cell table:style-name="ce26" office:value-type="currency" office:currency="USD" office:value="0.095996208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2</text:p>
          </table:table-cell>
          <table:table-cell office:value-type="string" calcext:value-type="string">
            <text:p>[AS-CB0082] Chassis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0" calcext:value-type="currency">
            <text:p>10.00 USD/PCE</text:p>
          </table:table-cell>
          <table:table-cell table:style-name="ce26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6" calcext:value-type="currency">
            <text:p>0.02 USD/PCE</text:p>
          </table:table-cell>
          <table:table-cell table:style-name="ce26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59" calcext:value-type="currency">
            <text:p>0.06 USD/PCE</text:p>
          </table:table-cell>
          <table:table-cell table:style-name="ce26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0754584" calcext:value-type="currency">
            <text:p>0.00 USD/mm</text:p>
          </table:table-cell>
          <table:table-cell table:style-name="ce26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57" calcext:value-type="currency">
            <text:p>0.06 USD/PCE</text:p>
          </table:table-cell>
          <table:table-cell table:style-name="ce26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3</text:p>
          </table:table-cell>
          <table:table-cell table:style-name="ce8" office:value-type="string" calcext:value-type="string">
            <text:p>[AS-CB0083] Hibiscus LCD Harness On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0" calcext:value-type="currency">
            <text:p>10.00 USD/PCE</text:p>
          </table:table-cell>
          <table:table-cell table:style-name="ce26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CA0205</text:p>
          </table:table-cell>
          <table:table-cell table:style-name="ce8" office:value-type="string" calcext:value-type="string">
            <text:p>[EL-CA0205] Flat Cables .050" 10C 10 28AWG STRANDED, BLACK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3319/10-300 </text:p>
          </table:table-cell>
          <table:table-cell office:value-type="string" calcext:value-type="string">
            <text:p>ft, 300</text:p>
          </table:table-cell>
          <table:table-cell table:style-name="ce19" office:value-type="currency" office:currency="USD/mm" office:value="0.004560312" calcext:value-type="currency">
            <text:p>0.00 USD/mm</text:p>
          </table:table-cell>
          <table:table-cell table:style-name="ce26" office:value-type="currency" office:currency="USD" office:value="3.28342464" calcext:value-type="currency">
            <text:p>3.2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10</text:p>
          </table:table-cell>
          <table:table-cell table:style-name="ce8"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53" calcext:value-type="currency">
            <text:p>0.53 USD/PCE</text:p>
          </table:table-cell>
          <table:table-cell table:style-name="ce26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4</text:p>
          </table:table-cell>
          <table:table-cell table:style-name="ce8" office:value-type="string" calcext:value-type="string">
            <text:p>[AS-CB0084] Hibiscus LCD Harness Two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40" calcext:value-type="currency">
            <text:p>40.00 USD/PCE</text:p>
          </table:table-cell>
          <table:table-cell table:style-name="ce26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094</text:p>
          </table:table-cell>
          <table:table-cell table:style-name="ce8" office:value-type="string" calcext:value-type="string">
            <text:p>[DC-LB0094] Serial number label sheets (blank) 100/pk <text:s/>105 up - 1.25" x 0.375"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nlinelabels.com</text:p>
          </table:table-cell>
          <table:table-cell office:value-type="string" calcext:value-type="string">
            <text:p>OL910WX</text:p>
          </table:table-cell>
          <table:table-cell office:value-type="string" calcext:value-type="string">
            <text:p>pkg, 10500</text:p>
          </table:table-cell>
          <table:table-cell table:style-name="ce18" office:value-type="currency" office:currency="USD/PCE" office:value="0.0104761904761905" calcext:value-type="currency">
            <text:p>0.01 USD/PCE</text:p>
          </table:table-cell>
          <table:table-cell table:style-name="ce26" office:value-type="currency" office:currency="USD" office:value="0.0209523809523809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CA0205</text:p>
          </table:table-cell>
          <table:table-cell table:style-name="ce8" office:value-type="string" calcext:value-type="string">
            <text:p>[EL-CA0205] Flat Cables .050" 10C 10 28AWG STRANDED, BLACK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3319/10-300 </text:p>
          </table:table-cell>
          <table:table-cell office:value-type="string" calcext:value-type="string">
            <text:p>ft, 300</text:p>
          </table:table-cell>
          <table:table-cell table:style-name="ce19" office:value-type="currency" office:currency="USD/mm" office:value="0.004560312" calcext:value-type="currency">
            <text:p>0.00 USD/mm</text:p>
          </table:table-cell>
          <table:table-cell table:style-name="ce26" office:value-type="currency" office:currency="USD" office:value="3.28342464" calcext:value-type="currency">
            <text:p>3.2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10</text:p>
          </table:table-cell>
          <table:table-cell table:style-name="ce8"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53" calcext:value-type="currency">
            <text:p>0.53 USD/PCE</text:p>
          </table:table-cell>
          <table:table-cell table:style-name="ce26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EL0002</text:p>
          </table:table-cell>
          <table:table-cell table:style-name="ce8" office:value-type="string" calcext:value-type="string">
            <text:p>[AS-EL0002] Hibiscus LC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89</text:p>
          </table:table-cell>
          <table:table-cell table:style-name="ce8" office:value-type="string" calcext:value-type="string">
            <text:p>[PP-GP0089] LCD_spacer_v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1305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4</text:p>
          </table:table-cell>
          <table:table-cell table:style-name="ce8" office:value-type="string" calcext:value-type="string">
            <text:p>[PP-GP0324] Mini LCD Be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2565" calcext:value-type="currency">
            <text:p>0.2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9</text:p>
          </table:table-cell>
          <table:table-cell table:style-name="ce8" office:value-type="string" calcext:value-type="string">
            <text:p>[PP-GP0329] Mini LCD Bezel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198" calcext:value-type="currency">
            <text:p>0.2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435</text:p>
          </table:table-cell>
          <table:table-cell table:style-name="ce8" office:value-type="string" calcext:value-type="string">
            <text:p>[PP-GP0435] Flexy LCD Kn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table:style-name="ce8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0" office:value-type="currency" office:currency="USD/Reel, 5lb" office:value="104.057028720652" calcext:value-type="currency">
            <text:p>104.06 USD/Reel, 5lb</text:p>
          </table:table-cell>
          <table:table-cell table:style-name="ce26" office:value-type="currency" office:currency="USD" office:value="0.135274137336848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39</text:p>
          </table:table-cell>
          <table:table-cell table:style-name="ce8" office:value-type="string" calcext:value-type="string">
            <text:p>[PP-GP0339] LCD cover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117" calcext:value-type="currency">
            <text:p>0.1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3</text:p>
          </table:table-cell>
          <table:table-cell table:style-name="ce8" office:value-type="string" calcext:value-type="string">
            <text:p>[PP-IS0043] Mini LCD Bracket Right V1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25</text:p>
          </table:table-cell>
          <table:table-cell table:style-name="ce8" office:value-type="string" calcext:value-type="string">
            <text:p>[PP-GP0325] LCD Bracket Right 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1.1295" calcext:value-type="currency">
            <text:p>1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6</text:p>
          </table:table-cell>
          <table:table-cell table:style-name="ce8" office:value-type="string" calcext:value-type="string">
            <text:p>[PP-IS0056] Mini LCD Case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0</text:p>
          </table:table-cell>
          <table:table-cell table:style-name="ce8" office:value-type="string" calcext:value-type="string">
            <text:p>[PP-GP0330] Mini LCD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1.368" calcext:value-type="currency">
            <text:p>1.3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table:style-name="ce8"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48" calcext:value-type="currency">
            <text:p>0.03 USD/PCE</text:p>
          </table:table-cell>
          <table:table-cell table:style-name="ce26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table:style-name="ce8" office:value-type="string" calcext:value-type="string">
            <text:p>[HD-BT0137] M3 x 8 Bolt, B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5" calcext:value-type="currency">
            <text:p>0.03 USD/PCE</text:p>
          </table:table-cell>
          <table:table-cell table:style-name="ce26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table:style-name="ce8"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8" calcext:value-type="currency">
            <text:p>0.04 USD/PCE</text:p>
          </table:table-cell>
          <table:table-cell table:style-name="ce26" office:value-type="currency" office:currency="USD" office:value="0.114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table:style-name="ce8" office:value-type="string" calcext:value-type="string">
            <text:p>[HD-WA0038] Black-Oxide 18-8 Steel Flat Washer, M3 Screw Size, 3.2mm ID, 7.0mm 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56</text:p>
          </table:table-cell>
          <table:table-cell table:style-name="ce8" office:value-type="string" calcext:value-type="string">
            <text:p>[PC-AS0056] LCD LB_GLC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LB_GLCD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3.988" calcext:value-type="currency">
            <text:p>23.99 USD/PCE</text:p>
          </table:table-cell>
          <table:table-cell table:style-name="ce26" office:value-type="currency" office:currency="USD" office:value="23.988" calcext:value-type="currency">
            <text:p>23.9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41</text:p>
          </table:table-cell>
          <table:table-cell table:style-name="ce8" office:value-type="string" calcext:value-type="string">
            <text:p>[PC-AS0041] Plastic Laser Cut LCD Cov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8" calcext:value-type="currency">
            <text:p>0.80 USD/PCE</text:p>
          </table:table-cell>
          <table:table-cell table:style-name="ce26" office:value-type="currency" office:currency="USD" office:value="0.8" calcext:value-type="currency">
            <text:p>0.8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15</text:p>
          </table:table-cell>
          <table:table-cell table:style-name="ce8" office:value-type="string" calcext:value-type="string">
            <text:p>[PP-MP0215] LCD Cover, HIP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2" calcext:value-type="currency">
            <text:p>2.00 USD/PCE</text:p>
          </table:table-cell>
          <table:table-cell table:style-name="ce26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EL0003</text:p>
          </table:table-cell>
          <table:table-cell office:value-type="string" calcext:value-type="string">
            <text:p>[AS-EL0003] Z-Motor Brake 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8</text:p>
          </table:table-cell>
          <table:table-cell office:value-type="string" calcext:value-type="string">
            <text:p>[PP-IS0058] Z-Brake Moun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7</text:p>
          </table:table-cell>
          <table:table-cell office:value-type="string" calcext:value-type="string">
            <text:p>[PP-GP0337] Z brake board moun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117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4" calcext:value-type="currency">
            <text:p>0.02 USD/PCE</text:p>
          </table:table-cell>
          <table:table-cell table:style-name="ce26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BD0096</text:p>
          </table:table-cell>
          <table:table-cell office:value-type="string" calcext:value-type="string">
            <text:p>[PC-BD0096] Z Brake,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9.579" calcext:value-type="currency">
            <text:p>9.58 USD/PCE</text:p>
          </table:table-cell>
          <table:table-cell table:style-name="ce26" office:value-type="currency" office:currency="USD" office:value="9.579" calcext:value-type="currency">
            <text:p>9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86</text:p>
          </table:table-cell>
          <table:table-cell office:value-type="string" calcext:value-type="string">
            <text:p>[AS-PR0086] X Carriage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14</text:p>
          </table:table-cell>
          <table:table-cell office:value-type="string" calcext:value-type="string">
            <text:p>[AS-PR0114] X-Axis Single Bearing Holde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.26" calcext:value-type="currency">
            <text:p>1.26 USD/PCE</text:p>
          </table:table-cell>
          <table:table-cell table:style-name="ce26" office:value-type="currency" office:currency="USD" office:value="1.26" calcext:value-type="currency">
            <text:p>1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6</text:p>
          </table:table-cell>
          <table:table-cell office:value-type="string" calcext:value-type="string">
            <text:p>[PP-IS0046] X Belt Tensioner, Mini 2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7</text:p>
          </table:table-cell>
          <table:table-cell office:value-type="string" calcext:value-type="string">
            <text:p>[PP-GP0317] X Belt Tension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9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0</text:p>
          </table:table-cell>
          <table:table-cell office:value-type="string" calcext:value-type="string">
            <text:p>[PP-IS0060] X-Carriage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6</text:p>
          </table:table-cell>
          <table:table-cell office:value-type="string" calcext:value-type="string">
            <text:p>[AS-PR0096] X Carriage with Bushing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229" calcext:value-type="float">
            <text:p>0.02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1.0305" calcext:value-type="currency">
            <text:p>1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.26" calcext:value-type="currency">
            <text:p>1.26 USD/PCE</text:p>
          </table:table-cell>
          <table:table-cell table:style-name="ce26" office:value-type="currency" office:currency="USD" office:value="2.52" calcext:value-type="currency">
            <text:p>2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4" calcext:value-type="currency">
            <text:p>0.02 USD/PCE</text:p>
          </table:table-cell>
          <table:table-cell table:style-name="ce26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6</text:p>
          </table:table-cell>
          <table:table-cell office:value-type="string" calcext:value-type="string">
            <text:p>[HD-BT0116] Black Alloy Steel Flat-Head Socket Cap Screw, Class 10.9, M3 Size, 10mm Length, 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10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5" calcext:value-type="currency">
            <text:p>0.03 USD/PCE</text:p>
          </table:table-cell>
          <table:table-cell table:style-name="ce26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5" calcext:value-type="currency">
            <text:p>0.03 USD/PCE</text:p>
          </table:table-cell>
          <table:table-cell table:style-name="ce26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89</text:p>
          </table:table-cell>
          <table:table-cell office:value-type="string" calcext:value-type="string">
            <text:p>[AS-PR0089] Z Axis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87</text:p>
          </table:table-cell>
          <table:table-cell office:value-type="string" calcext:value-type="string">
            <text:p>[AS-PR0087] X End Idle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5</text:p>
          </table:table-cell>
          <table:table-cell office:value-type="string" calcext:value-type="string">
            <text:p>[AS-PR0095] X End Idler Assembly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1.5975" calcext:value-type="currency">
            <text:p>1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.26" calcext:value-type="currency">
            <text:p>1.26 USD/PCE</text:p>
          </table:table-cell>
          <table:table-cell table:style-name="ce26" office:value-type="currency" office:currency="USD" office:value="3.78" calcext:value-type="currency">
            <text:p>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65" calcext:value-type="currency">
            <text:p>0.03 USD/PCE</text:p>
          </table:table-cell>
          <table:table-cell table:style-name="ce26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4" calcext:value-type="currency">
            <text:p>0.02 USD/PCE</text:p>
          </table:table-cell>
          <table:table-cell table:style-name="ce26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3" calcext:value-type="currency">
            <text:p>0.02 USD/PCE</text:p>
          </table:table-cell>
          <table:table-cell table:style-name="ce26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216</text:p>
          </table:table-cell>
          <table:table-cell office:value-type="string" calcext:value-type="string">
            <text:p>[HD-BT0216] Black-Oxide Alloy Steel Hex Drive Flat Head Screw M5 x 0.8 mm Thread, 4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22" calcext:value-type="currency">
            <text:p>0.22 USD/PCE</text:p>
          </table:table-cell>
          <table:table-cell table:style-name="ce26" office:value-type="currency" office:currency="USD" office:value="0.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1</text:p>
          </table:table-cell>
          <table:table-cell office:value-type="string" calcext:value-type="string">
            <text:p>[HD-MS0411] 625-2RS Premium Two Side Rubber Sealed Bearing ABE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5-2RS V2+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7" calcext:value-type="currency">
            <text:p>0.70 USD/PCE</text:p>
          </table:table-cell>
          <table:table-cell table:style-name="ce26" office:value-type="currency" office:currency="USD" office:value="1.4" calcext:value-type="currency">
            <text:p>1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2" calcext:value-type="currency">
            <text:p>0.01 USD/PCE</text:p>
          </table:table-cell>
          <table:table-cell table:style-name="ce26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57</text:p>
          </table:table-cell>
          <table:table-cell office:value-type="string" calcext:value-type="string">
            <text:p>[HD-NT0057] 18-8 Stainless Steel Nylon-Insert Locknut M5 x 0.8 mm Thr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L2540000A20000</text:p>
          </table:table-cell>
          <table:table-cell office:value-type="string" calcext:value-type="string">
            <text:p>pkg, 100</text:p>
          </table:table-cell>
          <table:table-cell table:style-name="ce18" office:value-type="currency" office:currency="USD/PCE" office:value="0.1164" calcext:value-type="currency">
            <text:p>0.12 USD/PCE</text:p>
          </table:table-cell>
          <table:table-cell table:style-name="ce26" office:value-type="currency" office:currency="USD" office:value="0.116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494" calcext:value-type="currency">
            <text:p>0.05 USD/PCE</text:p>
          </table:table-cell>
          <table:table-cell table:style-name="ce26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8</text:p>
          </table:table-cell>
          <table:table-cell office:value-type="string" calcext:value-type="string">
            <text:p>[PP-GP0348] Printed Threaded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396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88</text:p>
          </table:table-cell>
          <table:table-cell office:value-type="string" calcext:value-type="string">
            <text:p>[AS-PR0088] Z Upper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48</text:p>
          </table:table-cell>
          <table:table-cell office:value-type="string" calcext:value-type="string">
            <text:p>[PP-IS0048] Z Upper Righ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12</text:p>
          </table:table-cell>
          <table:table-cell office:value-type="string" calcext:value-type="string">
            <text:p>[PP-GP0312] Z Upp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1" calcext:value-type="float">
            <text:p>0.016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7245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24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.81" calcext:value-type="currency">
            <text:p>2.81 USD/PCE</text:p>
          </table:table-cell>
          <table:table-cell table:style-name="ce26" office:value-type="currency" office:currency="USD" office:value="2.81" calcext:value-type="currency">
            <text:p>2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7</text:p>
          </table:table-cell>
          <table:table-cell office:value-type="string" calcext:value-type="string">
            <text:p>[PP-IS0047] Z-Lower Righ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3</text:p>
          </table:table-cell>
          <table:table-cell office:value-type="string" calcext:value-type="string">
            <text:p>[PP-GP0313] Z Low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1.0935" calcext:value-type="currency">
            <text:p>1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18" office:value-type="currency" office:currency="USD/PCE" office:value="0.0018" calcext:value-type="currency">
            <text:p>0.00 USD/PCE</text:p>
          </table:table-cell>
          <table:table-cell table:style-name="ce26" office:value-type="currency" office:currency="USD" office:value="0.003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8.3" calcext:value-type="currency">
            <text:p>8.30 USD/PCE</text:p>
          </table:table-cell>
          <table:table-cell table:style-name="ce26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.06" calcext:value-type="currency">
            <text:p>2.06 USD/PCE</text:p>
          </table:table-cell>
          <table:table-cell table:style-name="ce26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65" calcext:value-type="currency">
            <text:p>0.03 USD/PCE</text:p>
          </table:table-cell>
          <table:table-cell table:style-name="ce26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3" calcext:value-type="currency">
            <text:p>0.02 USD/PCE</text:p>
          </table:table-cell>
          <table:table-cell table:style-name="ce26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.9" calcext:value-type="currency">
            <text:p>2.90 USD/PCE</text:p>
          </table:table-cell>
          <table:table-cell table:style-name="ce26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4" calcext:value-type="currency">
            <text:p>0.02 USD/PCE</text:p>
          </table:table-cell>
          <table:table-cell table:style-name="ce26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5.26" calcext:value-type="currency">
            <text:p>5.26 USD/PCE</text:p>
          </table:table-cell>
          <table:table-cell table:style-name="ce26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99</text:p>
          </table:table-cell>
          <table:table-cell office:value-type="string" calcext:value-type="string">
            <text:p>[AS-PR0099] Z Axis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90</text:p>
          </table:table-cell>
          <table:table-cell office:value-type="string" calcext:value-type="string">
            <text:p>[AS-PR0090] X end moto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4</text:p>
          </table:table-cell>
          <table:table-cell office:value-type="string" calcext:value-type="string">
            <text:p>[AS-PR0094] X End Moto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.26" calcext:value-type="currency">
            <text:p>1.26 USD/PCE</text:p>
          </table:table-cell>
          <table:table-cell table:style-name="ce26" office:value-type="currency" office:currency="USD" office:value="3.78" calcext:value-type="currency">
            <text:p>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84" calcext:value-type="float">
            <text:p>0.038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1.728" calcext:value-type="currency">
            <text:p>1.7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4" calcext:value-type="currency">
            <text:p>0.02 USD/PCE</text:p>
          </table:table-cell>
          <table:table-cell table:style-name="ce26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3" calcext:value-type="currency">
            <text:p>0.02 USD/PCE</text:p>
          </table:table-cell>
          <table:table-cell table:style-name="ce26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2" calcext:value-type="currency">
            <text:p>0.01 USD/PCE</text:p>
          </table:table-cell>
          <table:table-cell table:style-name="ce26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494" calcext:value-type="currency">
            <text:p>0.05 USD/PCE</text:p>
          </table:table-cell>
          <table:table-cell table:style-name="ce26" office:value-type="currency" office:currency="USD" office:value="0.3952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91</text:p>
          </table:table-cell>
          <table:table-cell office:value-type="string" calcext:value-type="string">
            <text:p>[AS-PR0091] Z Upper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50</text:p>
          </table:table-cell>
          <table:table-cell office:value-type="string" calcext:value-type="string">
            <text:p>[PP-IS0050] Z Upp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09</text:p>
          </table:table-cell>
          <table:table-cell office:value-type="string" calcext:value-type="string">
            <text:p>[PP-GP0309] Z Upp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5" calcext:value-type="float">
            <text:p>0.016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7425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24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.81" calcext:value-type="currency">
            <text:p>2.81 USD/PCE</text:p>
          </table:table-cell>
          <table:table-cell table:style-name="ce26" office:value-type="currency" office:currency="USD" office:value="2.81" calcext:value-type="currency">
            <text:p>2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1" office:value-type="currency" office:currency="USD/g" office:value="0.045881333321863" calcext:value-type="currency">
            <text:p>0.05 USD/g</text:p>
          </table:table-cell>
          <table:table-cell table:style-name="ce26" office:value-type="currency" office:currency="USD" office:value="0.068821999982794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9</text:p>
          </table:table-cell>
          <table:table-cell office:value-type="string" calcext:value-type="string">
            <text:p>[PP-IS0049] Z Low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0</text:p>
          </table:table-cell>
          <table:table-cell office:value-type="string" calcext:value-type="string">
            <text:p>[PP-GP0310] Z Low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7155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18" office:value-type="currency" office:currency="USD/PCE" office:value="0.0018" calcext:value-type="currency">
            <text:p>0.00 USD/PCE</text:p>
          </table:table-cell>
          <table:table-cell table:style-name="ce26" office:value-type="currency" office:currency="USD" office:value="0.003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30</text:p>
          </table:table-cell>
          <table:table-cell office:value-type="string" calcext:value-type="string">
            <text:p>[EL-HR0130] Mini X Extruder Harnesse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84" calcext:value-type="currency">
            <text:p>84.00 USD/PCE</text:p>
          </table:table-cell>
          <table:table-cell table:style-name="ce26" office:value-type="currency" office:currency="USD" office:value="84" calcext:value-type="currency">
            <text:p>8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08</text:p>
          </table:table-cell>
          <table:table-cell office:value-type="string" calcext:value-type="string">
            <text:p>[EL-HR0108] Mini X Extruder Harnesse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73.26" calcext:value-type="currency">
            <text:p>73.26 USD/PCE</text:p>
          </table:table-cell>
          <table:table-cell table:style-name="ce26" office:value-type="currency" office:currency="USD" office:value="73.26" calcext:value-type="currency">
            <text:p>73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79</text:p>
          </table:table-cell>
          <table:table-cell office:value-type="string" calcext:value-type="string">
            <text:p>[EL-MS0479] CONN TERM FEMALE 20-24AWG TIN (Micro-Fit 3.0™) 12K RE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71" calcext:value-type="currency">
            <text:p>0.02 USD/PCE</text:p>
          </table:table-cell>
          <table:table-cell table:style-name="ce26" office:value-type="currency" office:currency="USD" office:value="0.2736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6" calcext:value-type="currency">
            <text:p>0.06 USD/PCE</text:p>
          </table:table-cell>
          <table:table-cell table:style-name="ce26" office:value-type="currency" office:currency="USD" office:value="0.1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99</text:p>
          </table:table-cell>
          <table:table-cell office:value-type="string" calcext:value-type="string">
            <text:p>[PC-CN0099] CONN RECEPT 20POS 3MM DUAL 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252000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5-2000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358" calcext:value-type="currency">
            <text:p>0.36 USD/PCE</text:p>
          </table:table-cell>
          <table:table-cell table:style-name="ce26" office:value-type="currency" office:currency="USD" office:value="0.358" calcext:value-type="currency">
            <text:p>0.3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4</text:p>
          </table:table-cell>
          <table:table-cell table:style-name="ce8" office:value-type="string" calcext:value-type="string">
            <text:p>[DC-LB0154] Caution Hot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8.3" calcext:value-type="currency">
            <text:p>8.30 USD/PCE</text:p>
          </table:table-cell>
          <table:table-cell table:style-name="ce26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Omr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42" calcext:value-type="currency">
            <text:p>0.42 USD/PCE</text:p>
          </table:table-cell>
          <table:table-cell table:style-name="ce26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.06" calcext:value-type="currency">
            <text:p>2.06 USD/PCE</text:p>
          </table:table-cell>
          <table:table-cell table:style-name="ce26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65" calcext:value-type="currency">
            <text:p>0.03 USD/PCE</text:p>
          </table:table-cell>
          <table:table-cell table:style-name="ce26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2" calcext:value-type="currency">
            <text:p>0.02 USD/PCE</text:p>
          </table:table-cell>
          <table:table-cell table:style-name="ce26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19" calcext:value-type="currency">
            <text:p>0.02 USD/PCE</text:p>
          </table:table-cell>
          <table:table-cell table:style-name="ce26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6" calcext:value-type="currency">
            <text:p>0.03 USD/PCE</text:p>
          </table:table-cell>
          <table:table-cell table:style-name="ce26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3" calcext:value-type="currency">
            <text:p>0.02 USD/PCE</text:p>
          </table:table-cell>
          <table:table-cell table:style-name="ce26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.9" calcext:value-type="currency">
            <text:p>2.90 USD/PCE</text:p>
          </table:table-cell>
          <table:table-cell table:style-name="ce26" office:value-type="currency" office:currency="USD" office:value="5.8" calcext:value-type="currency">
            <text:p>5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18" office:value-type="currency" office:currency="USD/PCE" office:value="0.01875" calcext:value-type="currency">
            <text:p>0.02 USD/PCE</text:p>
          </table:table-cell>
          <table:table-cell table:style-name="ce26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4" calcext:value-type="currency">
            <text:p>0.02 USD/PCE</text:p>
          </table:table-cell>
          <table:table-cell table:style-name="ce26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5.26" calcext:value-type="currency">
            <text:p>5.26 USD/PCE</text:p>
          </table:table-cell>
          <table:table-cell table:style-name="ce26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1</text:p>
          </table:table-cell>
          <table:table-cell table:style-name="ce7" office:value-type="string" calcext:value-type="string">
            <text:p>[AS-PR0101] Mini 2 Final Fram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1</text:p>
          </table:table-cell>
          <table:table-cell table:style-name="ce8" office:value-type="string" calcext:value-type="string">
            <text:p>[AS-CB0071] Bed Harnesse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72</text:p>
          </table:table-cell>
          <table:table-cell office:value-type="string" calcext:value-type="string">
            <text:p>[AS-CB0072] YZ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30" calcext:value-type="currency">
            <text:p>30.00 USD/PCE</text:p>
          </table:table-cell>
          <table:table-cell table:style-name="ce26" office:value-type="currency" office:currency="USD" office:value="30" calcext:value-type="currency">
            <text:p>3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6" calcext:value-type="currency">
            <text:p>0.02 USD/PCE</text:p>
          </table:table-cell>
          <table:table-cell table:style-name="ce26" office:value-type="currency" office:currency="USD" office:value="0.192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59" calcext:value-type="currency">
            <text:p>0.06 USD/PCE</text:p>
          </table:table-cell>
          <table:table-cell table:style-name="ce26" office:value-type="currency" office:currency="USD" office:value="0.354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0126" calcext:value-type="currency">
            <text:p>0.01 USD/PCE</text:p>
          </table:table-cell>
          <table:table-cell table:style-name="ce26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415" calcext:value-type="currency">
            <text:p>0.04 USD/PCE</text:p>
          </table:table-cell>
          <table:table-cell table:style-name="ce26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10104864" calcext:value-type="currency">
            <text:p>0.00 USD/mm</text:p>
          </table:table-cell>
          <table:table-cell table:style-name="ce26" office:value-type="currency" office:currency="USD" office:value="1.71782688" calcext:value-type="currency">
            <text:p>1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TB0066</text:p>
          </table:table-cell>
          <table:table-cell office:value-type="string" calcext:value-type="string">
            <text:p>[HD-TB0066] Flexible Polyolefin Heat Shrink Tubing 1/8" ID Before, 1/16" ID After, 100' L, Blac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250</text:p>
          </table:table-cell>
          <table:table-cell office:value-type="string" calcext:value-type="string">
            <text:p>PCE, 100'</text:p>
          </table:table-cell>
          <table:table-cell table:style-name="ce19" office:value-type="currency" office:currency="USD/mm" office:value="0.000643374814221831" calcext:value-type="currency">
            <text:p>0.00 USD/mm</text:p>
          </table:table-cell>
          <table:table-cell table:style-name="ce26" office:value-type="currency" office:currency="USD" office:value="0.34420552560868" calcext:value-type="currency">
            <text:p>0.3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35</text:p>
          </table:table-cell>
          <table:table-cell table:style-name="ce8" office:value-type="string" calcext:value-type="string">
            <text:p>[EL-HR0135] Mini 2 Bed Harness Ig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32" calcext:value-type="currency">
            <text:p>32.00 USD/PCE</text:p>
          </table:table-cell>
          <table:table-cell table:style-name="ce26" office:value-type="currency" office:currency="USD" office:value="32" calcext:value-type="currency">
            <text:p>32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HR0102</text:p>
          </table:table-cell>
          <table:table-cell table:style-name="ce8" office:value-type="string" calcext:value-type="string">
            <text:p>[EL-HR0102] Mini Bed Harnes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29.58" calcext:value-type="currency">
            <text:p>29.58 USD/PCE</text:p>
          </table:table-cell>
          <table:table-cell table:style-name="ce26" office:value-type="currency" office:currency="USD" office:value="29.58" calcext:value-type="currency">
            <text:p>29.5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497</text:p>
          </table:table-cell>
          <table:table-cell table:style-name="ce8" office:value-type="string" calcext:value-type="string">
            <text:p>[EL-MS0497] CONN SPADE TERM 16-22AWG #6 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104" calcext:value-type="currency">
            <text:p>0.10 USD/PCE</text:p>
          </table:table-cell>
          <table:table-cell table:style-name="ce26" office:value-type="currency" office:currency="USD" office:value="0.208" calcext:value-type="currency">
            <text:p>0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62</text:p>
          </table:table-cell>
          <table:table-cell table:style-name="ce8" office:value-type="string" calcext:value-type="string">
            <text:p>[EL-MS0062] MOLEX-CONN HOUSING 4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61" calcext:value-type="currency">
            <text:p>0.06 USD/PCE</text:p>
          </table:table-cell>
          <table:table-cell table:style-name="ce26" office:value-type="currency" office:currency="USD" office:value="0.183" calcext:value-type="currency">
            <text:p>0.1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200</text:p>
          </table:table-cell>
          <table:table-cell table:style-name="ce19" office:value-type="currency" office:currency="USD/mm" office:value="0.00023580750496139" calcext:value-type="currency">
            <text:p>0.00 USD/mm</text:p>
          </table:table-cell>
          <table:table-cell table:style-name="ce26" office:value-type="currency" office:currency="USD" office:value="0.2240171297133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19" office:value-type="currency" office:currency="USD/mm" office:value="0.000760501182746662" calcext:value-type="currency">
            <text:p>0.00 USD/mm</text:p>
          </table:table-cell>
          <table:table-cell table:style-name="ce26" office:value-type="currency" office:currency="USD" office:value="0.019012529568666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9</text:p>
          </table:table-cell>
          <table:table-cell office:value-type="string" calcext:value-type="string">
            <text:p>[EL-MS0259] Heat Shrink DL WL Q53X 3/4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Q5-3X-3/4-01-QB48IN-5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67-30751</text:p>
          </table:table-cell>
          <table:table-cell office:value-type="string" calcext:value-type="string">
            <text:p>PCE ft, 4</text:p>
          </table:table-cell>
          <table:table-cell table:style-name="ce19" office:value-type="currency" office:currency="USD/mm" office:value="0.00451115485564304" calcext:value-type="currency">
            <text:p>0.00 USD/mm</text:p>
          </table:table-cell>
          <table:table-cell table:style-name="ce26" office:value-type="currency" office:currency="USD" office:value="0.315780839895013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43</text:p>
          </table:table-cell>
          <table:table-cell office:value-type="string" calcext:value-type="string">
            <text:p>[EL-MS0343] Ferrite Tubular Bead 10.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aird Technologie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264" calcext:value-type="currency">
            <text:p>0.26 USD/PCE</text:p>
          </table:table-cell>
          <table:table-cell table:style-name="ce26" office:value-type="currency" office:currency="USD" office:value="0.26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34</text:p>
          </table:table-cell>
          <table:table-cell office:value-type="string" calcext:value-type="string">
            <text:p>[EL-MS0434] Heat Shrink Tubing – 0.19-0.09 – Red, 25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1872 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2 </text:p>
          </table:table-cell>
          <table:table-cell office:value-type="string" calcext:value-type="string">
            <text:p>ft, 250</text:p>
          </table:table-cell>
          <table:table-cell table:style-name="ce19" office:value-type="currency" office:currency="USD/mm" office:value="0.00073436308" calcext:value-type="currency">
            <text:p>0.00 USD/mm</text:p>
          </table:table-cell>
          <table:table-cell table:style-name="ce26" office:value-type="currency" office:currency="USD" office:value="0.01835907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57" calcext:value-type="currency">
            <text:p>0.06 USD/PCE</text:p>
          </table:table-cell>
          <table:table-cell table:style-name="ce26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6" calcext:value-type="currency">
            <text:p>0.06 USD/PCE</text:p>
          </table:table-cell>
          <table:table-cell table:style-name="ce26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02</text:p>
          </table:table-cell>
          <table:table-cell office:value-type="string" calcext:value-type="string">
            <text:p>[AS-PR0102] Mini 2 Y-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23</text:p>
          </table:table-cell>
          <table:table-cell table:style-name="ce8"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550</text:p>
          </table:table-cell>
          <table:table-cell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3" office:value-type="currency" office:currency="USD/inch(es)" office:value="0.0400001015999451" calcext:value-type="currency">
            <text:p>0.04 USD/inch(es)</text:p>
          </table:table-cell>
          <table:table-cell table:style-name="ce26" office:value-type="currency" office:currency="USD" office:value="24.0000609599671" calcext:value-type="currency">
            <text:p>2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2.3805" calcext:value-type="currency">
            <text:p>2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69</text:p>
          </table:table-cell>
          <table:table-cell office:value-type="string" calcext:value-type="string">
            <text:p>[AS-PR0069] Mini 2, Y Axis Mount Idler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4</text:p>
          </table:table-cell>
          <table:table-cell office:value-type="string" calcext:value-type="string">
            <text:p>[PP-GP0264] y-idler-mini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5445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17</text:p>
          </table:table-cell>
          <table:table-cell office:value-type="string" calcext:value-type="string">
            <text:p>[HD-BT0117] Black Alloy Steel Flat-Head Socket Cap Screw, Class 10.9, M8 Size, 40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96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965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1429" calcext:value-type="currency">
            <text:p>0.14 USD/PCE</text:p>
          </table:table-cell>
          <table:table-cell table:style-name="ce26" office:value-type="currency" office:currency="USD" office:value="0.1429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42" calcext:value-type="currency">
            <text:p>0.42 USD/PCE</text:p>
          </table:table-cell>
          <table:table-cell table:style-name="ce26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43" calcext:value-type="currency">
            <text:p>0.03 USD/PCE</text:p>
          </table:table-cell>
          <table:table-cell table:style-name="ce26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ST8ZPT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1</text:p>
          </table:table-cell>
          <table:table-cell table:style-name="ce8"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54" calcext:value-type="float">
            <text:p>0.005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243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1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table:style-name="ce4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1" office:value-type="currency" office:currency="USD/g" office:value="0.045881333321863" calcext:value-type="currency">
            <text:p>0.05 USD/g</text:p>
          </table:table-cell>
          <table:table-cell table:style-name="ce26" office:value-type="currency" office:currency="USD" office:value="0.0688219999827945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5</text:p>
          </table:table-cell>
          <table:table-cell table:style-name="ce8" office:value-type="string" calcext:value-type="string">
            <text:p>[PP-GP0335] Flexy Bed Corner Mini 1.04+ 2pc Bed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table:style-name="ce8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1" office:value-type="currency" office:currency="USD/g" office:value="0.045881333321863" calcext:value-type="currency">
            <text:p>0.05 USD/g</text:p>
          </table:table-cell>
          <table:table-cell table:style-name="ce26" office:value-type="currency" office:currency="USD" office:value="0.11470333330465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3</text:p>
          </table:table-cell>
          <table:table-cell office:value-type="string" calcext:value-type="string">
            <text:p>[PP-IS0063] Printed belt clamp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184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4</text:p>
          </table:table-cell>
          <table:table-cell office:value-type="string" calcext:value-type="string">
            <text:p>[PP-IS0064] Y Axis Rod Mount, Motor s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3</text:p>
          </table:table-cell>
          <table:table-cell office:value-type="string" calcext:value-type="string">
            <text:p>[PP-GP0263] y-motor-mount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54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6</text:p>
          </table:table-cell>
          <table:table-cell office:value-type="string" calcext:value-type="string">
            <text:p>[PP-IS0066] Double Bearing Holder Non-Switch Side Insert Assembly, Mini 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104</text:p>
          </table:table-cell>
          <table:table-cell office:value-type="string" calcext:value-type="string">
            <text:p>[AS-PR0104] Double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.26" calcext:value-type="currency">
            <text:p>1.26 USD/PCE</text:p>
          </table:table-cell>
          <table:table-cell table:style-name="ce26" office:value-type="currency" office:currency="USD" office:value="2.52" calcext:value-type="currency">
            <text:p>2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468" calcext:value-type="currency">
            <text:p>0.4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5" calcext:value-type="currency">
            <text:p>0.03 USD/PCE</text:p>
          </table:table-cell>
          <table:table-cell table:style-name="ce26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73</text:p>
          </table:table-cell>
          <table:table-cell office:value-type="string" calcext:value-type="string">
            <text:p>[PP-IS0073] Single Bearing Holder with Inserts, Mini 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113</text:p>
          </table:table-cell>
          <table:table-cell office:value-type="string" calcext:value-type="string">
            <text:p>[AS-PR0113] Single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.26" calcext:value-type="currency">
            <text:p>1.26 USD/PCE</text:p>
          </table:table-cell>
          <table:table-cell table:style-name="ce26" office:value-type="currency" office:currency="USD" office:value="1.26" calcext:value-type="currency">
            <text:p>1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4275" calcext:value-type="currency">
            <text:p>0.4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494" calcext:value-type="currency">
            <text:p>0.05 USD/PCE</text:p>
          </table:table-cell>
          <table:table-cell table:style-name="ce26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[PP-FP0138] Silk Screened Bed Mount Plat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7.25" calcext:value-type="currency">
            <text:p>17.25 USD/PCE</text:p>
          </table:table-cell>
          <table:table-cell table:style-name="ce26" office:value-type="currency" office:currency="USD" office:value="17.25" calcext:value-type="currency">
            <text:p>17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2" calcext:value-type="currency">
            <text:p>0.02 USD/PCE</text:p>
          </table:table-cell>
          <table:table-cell table:style-name="ce26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1" calcext:value-type="currency">
            <text:p>0.02 USD/PCE</text:p>
          </table:table-cell>
          <table:table-cell table:style-name="ce26" office:value-type="currency" office:currency="USD" office:value="0.021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19" calcext:value-type="currency">
            <text:p>0.02 USD/PCE</text:p>
          </table:table-cell>
          <table:table-cell table:style-name="ce26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6" calcext:value-type="currency">
            <text:p>0.03 USD/PCE</text:p>
          </table:table-cell>
          <table:table-cell table:style-name="ce26" office:value-type="currency" office:currency="USD" office:value="0.052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5" calcext:value-type="currency">
            <text:p>0.03 USD/PCE</text:p>
          </table:table-cell>
          <table:table-cell table:style-name="ce26" office:value-type="currency" office:currency="USD" office:value="0.475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2" calcext:value-type="currency">
            <text:p>0.01 USD/PCE</text:p>
          </table:table-cell>
          <table:table-cell table:style-name="ce26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5.26" calcext:value-type="currency">
            <text:p>5.26 USD/PCE</text:p>
          </table:table-cell>
          <table:table-cell table:style-name="ce26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23" calcext:value-type="currency">
            <text:p>0.2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49</text:p>
          </table:table-cell>
          <table:table-cell office:value-type="string" calcext:value-type="string">
            <text:p>[PP-GP0249] bed clip 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585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65</text:p>
          </table:table-cell>
          <table:table-cell office:value-type="string" calcext:value-type="string">
            <text:p>[PP-GP0265] strain-relief-lower_black_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5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1</text:p>
          </table:table-cell>
          <table:table-cell office:value-type="string" calcext:value-type="string">
            <text:p>[PP-IS0061] Handl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9</text:p>
          </table:table-cell>
          <table:table-cell office:value-type="string" calcext:value-type="string">
            <text:p>[PP-GP0259] handle-bar_black_v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8235" calcext:value-type="currency">
            <text:p>0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2</text:p>
          </table:table-cell>
          <table:table-cell office:value-type="string" calcext:value-type="string">
            <text:p>[PP-IS0062] Upper Relief Moun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6</text:p>
          </table:table-cell>
          <table:table-cell office:value-type="string" calcext:value-type="string">
            <text:p>[PP-GP0266] strain-relief-upper_black_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64" calcext:value-type="float">
            <text:p>0.006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288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8.3" calcext:value-type="currency">
            <text:p>8.30 USD/PCE</text:p>
          </table:table-cell>
          <table:table-cell table:style-name="ce26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1" calcext:value-type="currency">
            <text:p>0.02 USD/PCE</text:p>
          </table:table-cell>
          <table:table-cell table:style-name="ce26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6" calcext:value-type="currency">
            <text:p>0.03 USD/PCE</text:p>
          </table:table-cell>
          <table:table-cell table:style-name="ce26" office:value-type="currency" office:currency="USD" office:value="0.91" calcext:value-type="currency">
            <text:p>0.9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5" calcext:value-type="currency">
            <text:p>0.03 USD/PCE</text:p>
          </table:table-cell>
          <table:table-cell table:style-name="ce26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4" calcext:value-type="currency">
            <text:p>0.02 USD/PCE</text:p>
          </table:table-cell>
          <table:table-cell table:style-name="ce26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3" calcext:value-type="currency">
            <text:p>0.02 USD/PCE</text:p>
          </table:table-cell>
          <table:table-cell table:style-name="ce26" office:value-type="currency" office:currency="USD" office:value="0.02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.9" calcext:value-type="currency">
            <text:p>2.90 USD/PCE</text:p>
          </table:table-cell>
          <table:table-cell table:style-name="ce26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4</text:p>
          </table:table-cell>
          <table:table-cell office:value-type="string" calcext:value-type="string">
            <text:p>[HD-MS0054] Bumper Square, rub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BS-19/BLACK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85" calcext:value-type="currency">
            <text:p>0.09 USD/PCE</text:p>
          </table:table-cell>
          <table:table-cell table:style-name="ce26" office:value-type="currency" office:currency="USD" office:value="0.34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18" office:value-type="currency" office:currency="USD/PCE" office:value="0.01875" calcext:value-type="currency">
            <text:p>0.02 USD/PCE</text:p>
          </table:table-cell>
          <table:table-cell table:style-name="ce26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2" calcext:value-type="currency">
            <text:p>0.01 USD/PCE</text:p>
          </table:table-cell>
          <table:table-cell table:style-name="ce26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2" calcext:value-type="currency">
            <text:p>0.01 USD/PCE</text:p>
          </table:table-cell>
          <table:table-cell table:style-name="ce26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17" calcext:value-type="currency">
            <text:p>0.1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1</text:p>
          </table:table-cell>
          <table:table-cell table:style-name="ce7" office:value-type="string" calcext:value-type="string">
            <text:p>[PP-FP0051] Top-Plate-Mini_PP-FP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9.87" calcext:value-type="currency">
            <text:p>19.87 USD/PCE</text:p>
          </table:table-cell>
          <table:table-cell table:style-name="ce26" office:value-type="currency" office:currency="USD" office:value="19.87" calcext:value-type="currency">
            <text:p>19.8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2</text:p>
          </table:table-cell>
          <table:table-cell table:style-name="ce7" office:value-type="string" calcext:value-type="string">
            <text:p>[PP-FP0052] Right-Side-Mini_PP-FP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1.98" calcext:value-type="currency">
            <text:p>11.98 USD/PCE</text:p>
          </table:table-cell>
          <table:table-cell table:style-name="ce26" office:value-type="currency" office:currency="USD" office:value="11.98" calcext:value-type="currency">
            <text:p>11.9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5</text:p>
          </table:table-cell>
          <table:table-cell table:style-name="ce7" office:value-type="string" calcext:value-type="string">
            <text:p>[PP-FP0055] Left-Side-Mini_PP-FP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8.52" calcext:value-type="currency">
            <text:p>18.52 USD/PCE</text:p>
          </table:table-cell>
          <table:table-cell table:style-name="ce26" office:value-type="currency" office:currency="USD" office:value="18.52" calcext:value-type="currency">
            <text:p>18.5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49</text:p>
          </table:table-cell>
          <table:table-cell table:style-name="ce7" office:value-type="string" calcext:value-type="string">
            <text:p>[PP-MP0149] Bottom-Plate-Mini_PP-MP0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29.93" calcext:value-type="currency">
            <text:p>29.93 USD/PCE</text:p>
          </table:table-cell>
          <table:table-cell table:style-name="ce26" office:value-type="currency" office:currency="USD" office:value="29.93" calcext:value-type="currency">
            <text:p>29.9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7</text:p>
          </table:table-cell>
          <table:table-cell table:style-name="ce8" office:value-type="string" calcext:value-type="string">
            <text:p>[AS-PR0107] Mini Spool Arm Assembly, 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4</text:p>
          </table:table-cell>
          <table:table-cell table:style-name="ce8" office:value-type="string" calcext:value-type="string">
            <text:p>[PP-IS0044] Spool mount A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9</text:p>
          </table:table-cell>
          <table:table-cell table:style-name="ce8" office:value-type="string" calcext:value-type="string">
            <text:p>[PP-GP0319] Spool Mount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756" calcext:value-type="currency">
            <text:p>0.7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table:style-name="ce8"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74" calcext:value-type="currency">
            <text:p>0.07 USD/PCE</text:p>
          </table:table-cell>
          <table:table-cell table:style-name="ce26" office:value-type="currency" office:currency="USD" office:value="0.148" calcext:value-type="currency">
            <text:p>0.1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5</text:p>
          </table:table-cell>
          <table:table-cell table:style-name="ce8" office:value-type="string" calcext:value-type="string">
            <text:p>[PP-IS0045] Spool Mount B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8</text:p>
          </table:table-cell>
          <table:table-cell table:style-name="ce8" office:value-type="string" calcext:value-type="string">
            <text:p>[PP-GP0318] Spool Mount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41" calcext:value-type="float">
            <text:p>0.01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6345" calcext:value-type="currency">
            <text:p>0.6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table:style-name="ce8"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74" calcext:value-type="currency">
            <text:p>0.07 USD/PCE</text:p>
          </table:table-cell>
          <table:table-cell table:style-name="ce26" office:value-type="currency" office:currency="USD" office:value="0.296" calcext:value-type="currency">
            <text:p>0.3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7</text:p>
          </table:table-cell>
          <table:table-cell table:style-name="ce8" office:value-type="string" calcext:value-type="string">
            <text:p>[PP-IS0067] Spool Hing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3</text:p>
          </table:table-cell>
          <table:table-cell table:style-name="ce8" office:value-type="string" calcext:value-type="string">
            <text:p>[PP-GP0253] spool-arm-bracket_black_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2115" calcext:value-type="currency">
            <text:p>0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55</text:p>
          </table:table-cell>
          <table:table-cell table:style-name="ce8" office:value-type="string" calcext:value-type="string">
            <text:p>[PP-GP0255] spool-arm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324" calcext:value-type="currency">
            <text:p>0.3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9</text:p>
          </table:table-cell>
          <table:table-cell table:style-name="ce8"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29" calcext:value-type="currency">
            <text:p>0.02 USD/PCE</text:p>
          </table:table-cell>
          <table:table-cell table:style-name="ce26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0</text:p>
          </table:table-cell>
          <table:table-cell table:style-name="ce8" office:value-type="string" calcext:value-type="string">
            <text:p>[HD-BT0120] Alloy Steel Shoulder Screw, 6mm Diameter x 10mm Long Shoulder, M5 Th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5921" calcext:value-type="currency">
            <text:p>0.59 USD/PCE</text:p>
          </table:table-cell>
          <table:table-cell table:style-name="ce26" office:value-type="currency" office:currency="USD" office:value="1.1842" calcext:value-type="currency">
            <text:p>1.1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51</text:p>
          </table:table-cell>
          <table:table-cell table:style-name="ce8" office:value-type="string" calcext:value-type="string">
            <text:p>[HD-BT0151] M5 x 20mm SCHS, Black 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5-20BL</text:p>
          </table:table-cell>
          <table:table-cell office:value-type="string" calcext:value-type="string">
            <text:p>pkg, 100</text:p>
          </table:table-cell>
          <table:table-cell table:style-name="ce18" office:value-type="currency" office:currency="USD/PCE" office:value="0.0034" calcext:value-type="currency">
            <text:p>0.00 USD/PCE</text:p>
          </table:table-cell>
          <table:table-cell table:style-name="ce26" office:value-type="currency" office:currency="USD" office:value="0.006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table:style-name="ce8" office:value-type="string" calcext:value-type="string">
            <text:p>[HD-WA0040] Black-Oxide 18-8 Stainless Steel Flat Washer, M5 Screw Size, 5.3mm ID, 10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5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2" calcext:value-type="currency">
            <text:p>0.01 USD/PCE</text:p>
          </table:table-cell>
          <table:table-cell table:style-name="ce26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12</text:p>
          </table:table-cell>
          <table:table-cell table:style-name="ce7" office:value-type="string" calcext:value-type="string">
            <text:p>[AS-PR0112] Mini 2, Electrical Cov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3</text:p>
          </table:table-cell>
          <table:table-cell office:value-type="string" calcext:value-type="string">
            <text:p>[AS-CB0073] <text:s/>Mini Plug to SW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40" calcext:value-type="currency">
            <text:p>40.00 USD/PCE</text:p>
          </table:table-cell>
          <table:table-cell table:style-name="ce26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18" office:value-type="currency" office:currency="USD/PCE" office:value="0.01875" calcext:value-type="currency">
            <text:p>0.02 USD/PCE</text:p>
          </table:table-cell>
          <table:table-cell table:style-name="ce26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69" calcext:value-type="currency">
            <text:p>0.07 USD/PCE</text:p>
          </table:table-cell>
          <table:table-cell table:style-name="ce26" office:value-type="currency" office:currency="USD" office:value="0.276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6</text:p>
          </table:table-cell>
          <table:table-cell office:value-type="string" calcext:value-type="string">
            <text:p>[EL-MS0216] Steward-Ferrite Tubular Bead 1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8B1142-100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295" calcext:value-type="currency">
            <text:p>0.30 USD/PCE</text:p>
          </table:table-cell>
          <table:table-cell table:style-name="ce26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2887104" calcext:value-type="currency">
            <text:p>0.00 USD/mm</text:p>
          </table:table-cell>
          <table:table-cell table:style-name="ce26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2887104" calcext:value-type="currency">
            <text:p>0.00 USD/mm</text:p>
          </table:table-cell>
          <table:table-cell table:style-name="ce26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4</text:p>
          </table:table-cell>
          <table:table-cell office:value-type="string" calcext:value-type="string">
            <text:p>[AS-CB0074] <text:s/>Mini PS to EinsyRetro Red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30" calcext:value-type="currency">
            <text:p>30.00 USD/PCE</text:p>
          </table:table-cell>
          <table:table-cell table:style-name="ce26" office:value-type="currency" office:currency="USD" office:value="60" calcext:value-type="currency">
            <text:p>6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854" calcext:value-type="currency">
            <text:p>0.09 USD/PCE</text:p>
          </table:table-cell>
          <table:table-cell table:style-name="ce26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97</text:p>
          </table:table-cell>
          <table:table-cell office:value-type="string" calcext:value-type="string">
            <text:p>[EL-MS0497] CONN SPADE TERM 16-22AWG #6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104" calcext:value-type="currency">
            <text:p>0.10 USD/PCE</text:p>
          </table:table-cell>
          <table:table-cell table:style-name="ce26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2887104" calcext:value-type="currency">
            <text:p>0.00 USD/mm</text:p>
          </table:table-cell>
          <table:table-cell table:style-name="ce26" office:value-type="currency" office:currency="USD" office:value="0.0577420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5</text:p>
          </table:table-cell>
          <table:table-cell office:value-type="string" calcext:value-type="string">
            <text:p>[AS-CB0075] Earth Ground Extension Wire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0" calcext:value-type="currency">
            <text:p>10.00 USD/PCE</text:p>
          </table:table-cell>
          <table:table-cell table:style-name="ce26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59" calcext:value-type="currency">
            <text:p>0.06 USD/PCE</text:p>
          </table:table-cell>
          <table:table-cell table:style-name="ce26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85" calcext:value-type="currency">
            <text:p>0.02 USD/PCE</text:p>
          </table:table-cell>
          <table:table-cell table:style-name="ce26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0754584" calcext:value-type="currency">
            <text:p>0.00 USD/mm</text:p>
          </table:table-cell>
          <table:table-cell table:style-name="ce26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59</text:p>
          </table:table-cell>
          <table:table-cell office:value-type="string" calcext:value-type="string">
            <text:p>[PP-MP0059] CONN HOUSING MALE 2POS .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070107000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124" calcext:value-type="currency">
            <text:p>0.12 USD/PCE</text:p>
          </table:table-cell>
          <table:table-cell table:style-name="ce26" office:value-type="currency" office:currency="USD" office:value="0.12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6</text:p>
          </table:table-cell>
          <table:table-cell office:value-type="string" calcext:value-type="string">
            <text:p>[AS-CB0076] Mini SW to PS - Black Wire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0" calcext:value-type="currency">
            <text:p>10.00 USD/PCE</text:p>
          </table:table-cell>
          <table:table-cell table:style-name="ce26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69" calcext:value-type="currency">
            <text:p>0.07 USD/PCE</text:p>
          </table:table-cell>
          <table:table-cell table:style-name="ce26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854" calcext:value-type="currency">
            <text:p>0.09 USD/PCE</text:p>
          </table:table-cell>
          <table:table-cell table:style-name="ce26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2887104" calcext:value-type="currency">
            <text:p>0.00 USD/mm</text:p>
          </table:table-cell>
          <table:table-cell table:style-name="ce26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7</text:p>
          </table:table-cell>
          <table:table-cell office:value-type="string" calcext:value-type="string">
            <text:p>[AS-CB0077] Mini SW to PS - White Wire Extension Harness Assembly –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0" calcext:value-type="currency">
            <text:p>10.00 USD/PCE</text:p>
          </table:table-cell>
          <table:table-cell table:style-name="ce26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69" calcext:value-type="currency">
            <text:p>0.07 USD/PCE</text:p>
          </table:table-cell>
          <table:table-cell table:style-name="ce26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854" calcext:value-type="currency">
            <text:p>0.09 USD/PCE</text:p>
          </table:table-cell>
          <table:table-cell table:style-name="ce26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2887104" calcext:value-type="currency">
            <text:p>0.00 USD/mm</text:p>
          </table:table-cell>
          <table:table-cell table:style-name="ce26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8</text:p>
          </table:table-cell>
          <table:table-cell office:value-type="string" calcext:value-type="string">
            <text:p>[AS-CB0078] Case Fan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1206JKX7R7BB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5</text:p>
          </table:table-cell>
          <table:table-cell office:value-type="string" calcext:value-type="string">
            <text:p>[EL-FA0045] Pelonis FAN <text:s/>80x80x15 High flow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3.88" calcext:value-type="currency">
            <text:p>3.88 USD/PCE</text:p>
          </table:table-cell>
          <table:table-cell table:style-name="ce26" office:value-type="currency" office:currency="USD" office:value="3.88" calcext:value-type="currency">
            <text:p>3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6" calcext:value-type="currency">
            <text:p>0.02 USD/PCE</text:p>
          </table:table-cell>
          <table:table-cell table:style-name="ce26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6" calcext:value-type="currency">
            <text:p>0.06 USD/PCE</text:p>
          </table:table-cell>
          <table:table-cell table:style-name="ce26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9</text:p>
          </table:table-cell>
          <table:table-cell office:value-type="string" calcext:value-type="string">
            <text:p>[AS-CB0079] Plug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0" calcext:value-type="currency">
            <text:p>10.00 USD/PCE</text:p>
          </table:table-cell>
          <table:table-cell table:style-name="ce26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69" calcext:value-type="currency">
            <text:p>0.07 USD/PCE</text:p>
          </table:table-cell>
          <table:table-cell table:style-name="ce26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414" calcext:value-type="currency">
            <text:p>0.41 USD/PCE</text:p>
          </table:table-cell>
          <table:table-cell table:style-name="ce26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3215184" calcext:value-type="currency">
            <text:p>0.00 USD/mm</text:p>
          </table:table-cell>
          <table:table-cell table:style-name="ce26" office:value-type="currency" office:currency="USD" office:value="0.02572147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80</text:p>
          </table:table-cell>
          <table:table-cell office:value-type="string" calcext:value-type="string">
            <text:p>[AS-CB0080] PS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0" calcext:value-type="currency">
            <text:p>10.00 USD/PCE</text:p>
          </table:table-cell>
          <table:table-cell table:style-name="ce26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854" calcext:value-type="currency">
            <text:p>0.09 USD/PCE</text:p>
          </table:table-cell>
          <table:table-cell table:style-name="ce26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414" calcext:value-type="currency">
            <text:p>0.41 USD/PCE</text:p>
          </table:table-cell>
          <table:table-cell table:style-name="ce26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3215184" calcext:value-type="currency">
            <text:p>0.00 USD/mm</text:p>
          </table:table-cell>
          <table:table-cell table:style-name="ce26" office:value-type="currency" office:currency="USD" office:value="0.0160759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81</text:p>
          </table:table-cell>
          <table:table-cell office:value-type="string" calcext:value-type="string">
            <text:p>[AS-CB0081] <text:s/>Mini PS to EinsyRetro Black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0" calcext:value-type="currency">
            <text:p>10.00 USD/PCE</text:p>
          </table:table-cell>
          <table:table-cell table:style-name="ce26" office:value-type="currency" office:currency="USD" office:value="20" calcext:value-type="currency">
            <text:p>2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854" calcext:value-type="currency">
            <text:p>0.09 USD/PCE</text:p>
          </table:table-cell>
          <table:table-cell table:style-name="ce26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97</text:p>
          </table:table-cell>
          <table:table-cell office:value-type="string" calcext:value-type="string">
            <text:p>[EL-MS0497] CONN SPADE TERM 16-22AWG #6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104" calcext:value-type="currency">
            <text:p>0.10 USD/PCE</text:p>
          </table:table-cell>
          <table:table-cell table:style-name="ce26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2887104" calcext:value-type="currency">
            <text:p>0.00 USD/mm</text:p>
          </table:table-cell>
          <table:table-cell table:style-name="ce26" office:value-type="currency" office:currency="USD" office:value="0.05774208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3</text:p>
          </table:table-cell>
          <table:table-cell table:style-name="ce7" office:value-type="string" calcext:value-type="string">
            <text:p>[DC-LB0153] Electrical Symbol Labels-On-A-Roll - Protective Ea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ETON</text:p>
          </table:table-cell>
          <table:table-cell office:value-type="string" calcext:value-type="string">
            <text:p>78082</text:p>
          </table:table-cell>
          <table:table-cell office:value-type="string" calcext:value-type="string">
            <text:p>pkg, 500</text:p>
          </table:table-cell>
          <table:table-cell table:style-name="ce18" office:value-type="currency" office:currency="USD/PCE" office:value="0.1312" calcext:value-type="currency">
            <text:p>0.13 USD/PCE</text:p>
          </table:table-cell>
          <table:table-cell table:style-name="ce26" office:value-type="currency" office:currency="USD" office:value="0.1312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6</text:p>
          </table:table-cell>
          <table:table-cell table:style-name="ce7" office:value-type="string" calcext:value-type="string">
            <text:p>[DC-LB0156] Mini 2 Electric Warn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9</text:p>
          </table:table-cell>
          <table:table-cell office:value-type="string" calcext:value-type="string">
            <text:p>[EL-HR0109] Finger Guard 80mm Pl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09080-G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CR282-ND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3" calcext:value-type="currency">
            <text:p>0.30 USD/PCE</text:p>
          </table:table-cell>
          <table:table-cell table:style-name="ce26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14</text:p>
          </table:table-cell>
          <table:table-cell office:value-type="string" calcext:value-type="string">
            <text:p>[EL-MS0414] Cartridge Fuse 250V 3.15A Slo-B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2153.15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76-02153.15MXP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385" calcext:value-type="currency">
            <text:p>0.39 USD/PCE</text:p>
          </table:table-cell>
          <table:table-cell table:style-name="ce26" office:value-type="currency" office:currency="USD" office:value="0.77" calcext:value-type="currency">
            <text:p>0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32</text:p>
          </table:table-cell>
          <table:table-cell office:value-type="string" calcext:value-type="string">
            <text:p>[EL-MS0432] Clip-On EMI Shielding Gasket 150.8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CH-ETCH, Inc.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Tech Etch AP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.36" calcext:value-type="currency">
            <text:p>2.36 USD/PCE</text:p>
          </table:table-cell>
          <table:table-cell table:style-name="ce26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ECH-ETCH,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2.36" calcext:value-type="currency">
            <text:p>2.36 USD/PCE</text:p>
          </table:table-cell>
          <table:table-cell table:style-name="ce26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PS0025</text:p>
          </table:table-cell>
          <table:table-cell office:value-type="string" calcext:value-type="string">
            <text:p>[EL-PS0025] DELTA POWER SUP 150W 24V 6.25A PNL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0.65" calcext:value-type="currency">
            <text:p>20.65 USD/PCE</text:p>
          </table:table-cell>
          <table:table-cell table:style-name="ce26" office:value-type="currency" office:currency="USD" office:value="20.65" calcext:value-type="currency">
            <text:p>20.6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3</text:p>
          </table:table-cell>
          <table:table-cell table:style-name="ce7"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 Switch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.452" calcext:value-type="currency">
            <text:p>1.45 USD/PCE</text:p>
          </table:table-cell>
          <table:table-cell table:style-name="ce26" office:value-type="currency" office:currency="USD" office:value="1.452" calcext:value-type="currency">
            <text:p>1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6" calcext:value-type="currency">
            <text:p>0.03 USD/PCE</text:p>
          </table:table-cell>
          <table:table-cell table:style-name="ce26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0</text:p>
          </table:table-cell>
          <table:table-cell office:value-type="string" calcext:value-type="string">
            <text:p>[HD-BT0130] M3 x 8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" calcext:value-type="currency">
            <text:p>0.03 USD/PCE</text:p>
          </table:table-cell>
          <table:table-cell table:style-name="ce26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48" calcext:value-type="currency">
            <text:p>0.03 USD/PCE</text:p>
          </table:table-cell>
          <table:table-cell table:style-name="ce26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18" office:value-type="currency" office:currency="USD/PCE" office:value="0.01875" calcext:value-type="currency">
            <text:p>0.02 USD/PCE</text:p>
          </table:table-cell>
          <table:table-cell table:style-name="ce26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18" office:value-type="currency" office:currency="USD/PCE" office:value="0.00146" calcext:value-type="currency">
            <text:p>0.00 USD/PCE</text:p>
          </table:table-cell>
          <table:table-cell table:style-name="ce26" office:value-type="currency" office:currency="USD" office:value="0.0029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2" calcext:value-type="currency">
            <text:p>0.01 USD/PCE</text:p>
          </table:table-cell>
          <table:table-cell table:style-name="ce26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2" calcext:value-type="currency">
            <text:p>0.01 USD/PCE</text:p>
          </table:table-cell>
          <table:table-cell table:style-name="ce26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7</text:p>
          </table:table-cell>
          <table:table-cell table:style-name="ce7" office:value-type="string" calcext:value-type="string">
            <text:p>[PP-FP0147] Electronics Case, Mini (without back screen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21.5" calcext:value-type="currency">
            <text:p>21.50 USD/PCE</text:p>
          </table:table-cell>
          <table:table-cell table:style-name="ce26" office:value-type="currency" office:currency="USD" office:value="21.5" calcext:value-type="currency">
            <text:p>21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028</text:p>
          </table:table-cell>
          <table:table-cell office:value-type="string" calcext:value-type="string">
            <text:p>[PP-MP0028] Bulgin-AC Power Entry Modules SC MT FUSED .25"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PF0030/63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3.1" calcext:value-type="currency">
            <text:p>3.10 USD/PCE</text:p>
          </table:table-cell>
          <table:table-cell table:style-name="ce26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Heilind Electronics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3.1" calcext:value-type="currency">
            <text:p>3.10 USD/PCE</text:p>
          </table:table-cell>
          <table:table-cell table:style-name="ce26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TH0066</text:p>
          </table:table-cell>
          <table:table-cell table:style-name="ce8" office:value-type="string" calcext:value-type="string">
            <text:p>[AS-TH0066] Titan Aero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1</text:p>
          </table:table-cell>
          <table:table-cell table:style-name="ce8" office:value-type="string" calcext:value-type="string">
            <text:p>[AS-CB0061] Extruder Motor Harness v2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0" calcext:value-type="currency">
            <text:p>10.00 USD/PCE</text:p>
          </table:table-cell>
          <table:table-cell table:style-name="ce26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table:style-name="ce8"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0126" calcext:value-type="currency">
            <text:p>0.01 USD/PCE</text:p>
          </table:table-cell>
          <table:table-cell table:style-name="ce26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table:style-name="ce8"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415" calcext:value-type="currency">
            <text:p>0.04 USD/PCE</text:p>
          </table:table-cell>
          <table:table-cell table:style-name="ce26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77" calcext:value-type="currency">
            <text:p>0.02 USD/PCE</text:p>
          </table:table-cell>
          <table:table-cell table:style-name="ce26" office:value-type="currency" office:currency="USD" office:value="0.0708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table:style-name="ce8" office:value-type="string" calcext:value-type="string">
            <text:p>[EL-WR0103] 24AWG Stranded – R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0754584" calcext:value-type="currency">
            <text:p>0.00 USD/mm</text:p>
          </table:table-cell>
          <table:table-cell table:style-name="ce26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table:style-name="ce8" office:value-type="string" calcext:value-type="string">
            <text:p>[EL-WR0105] 24AWG Stranded – Bla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0754584" calcext:value-type="currency">
            <text:p>0.00 USD/mm</text:p>
          </table:table-cell>
          <table:table-cell table:style-name="ce26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table:style-name="ce8" office:value-type="string" calcext:value-type="string">
            <text:p>[EL-WR0107] 24AWG Stranded – Wh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0754584" calcext:value-type="currency">
            <text:p>0.00 USD/mm</text:p>
          </table:table-cell>
          <table:table-cell table:style-name="ce26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table:style-name="ce8" office:value-type="string" calcext:value-type="string">
            <text:p>[EL-WR0119] 24AWG Stranded Wire – Gre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0754584" calcext:value-type="currency">
            <text:p>0.00 USD/mm</text:p>
          </table:table-cell>
          <table:table-cell table:style-name="ce26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101</text:p>
          </table:table-cell>
          <table:table-cell table:style-name="ce8" office:value-type="string" calcext:value-type="string">
            <text:p>[PC-CN0101] CONN PLUG 20POS 3MM VERT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20-2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0-200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586" calcext:value-type="currency">
            <text:p>0.59 USD/PCE</text:p>
          </table:table-cell>
          <table:table-cell table:style-name="ce26" office:value-type="currency" office:currency="USD" office:value="0.586" calcext:value-type="currency">
            <text:p>0.5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2</text:p>
          </table:table-cell>
          <table:table-cell table:style-name="ce8" office:value-type="string" calcext:value-type="string">
            <text:p>[AS-CB0062] v2Aero Extruder Bl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40" calcext:value-type="currency">
            <text:p>40.00 USD/PCE</text:p>
          </table:table-cell>
          <table:table-cell table:style-name="ce26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7</text:p>
          </table:table-cell>
          <table:table-cell table:style-name="ce8" office:value-type="string" calcext:value-type="string">
            <text:p>[EL-FA0047] RB5015 Series DC Blower, 51 x 51 x 15mm,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6.45" calcext:value-type="currency">
            <text:p>6.45 USD/PCE</text:p>
          </table:table-cell>
          <table:table-cell table:style-name="ce26" office:value-type="currency" office:currency="USD" office:value="6.45" calcext:value-type="currency">
            <text:p>6.4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77" calcext:value-type="currency">
            <text:p>0.02 USD/PCE</text:p>
          </table:table-cell>
          <table:table-cell table:style-name="ce26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3</text:p>
          </table:table-cell>
          <table:table-cell table:style-name="ce8" office:value-type="string" calcext:value-type="string">
            <text:p>[AS-CB0063] v2 Aero Zero Sens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0" calcext:value-type="currency">
            <text:p>10.00 USD/PCE</text:p>
          </table:table-cell>
          <table:table-cell table:style-name="ce26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77" calcext:value-type="currency">
            <text:p>0.02 USD/PCE</text:p>
          </table:table-cell>
          <table:table-cell table:style-name="ce26" office:value-type="currency" office:currency="USD" office:value="0.0177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table:style-name="ce8"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59" calcext:value-type="currency">
            <text:p>0.06 USD/PCE</text:p>
          </table:table-cell>
          <table:table-cell table:style-name="ce26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40</text:p>
          </table:table-cell>
          <table:table-cell table:style-name="ce8" office:value-type="string" calcext:value-type="string">
            <text:p>[EL-WR0040] Wire - Single Conductor 20AWG SOLID PTFE, RED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Thermax</text:p>
          </table:table-cell>
          <table:table-cell office:value-type="string" calcext:value-type="string">
            <text:p>M16878/4BGA-2</text:p>
          </table:table-cell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ft, 500</text:p>
          </table:table-cell>
          <table:table-cell table:style-name="ce19" office:value-type="currency" office:currency="USD/mm" office:value="0.000984251968503937" calcext:value-type="currency">
            <text:p>0.00 USD/mm</text:p>
          </table:table-cell>
          <table:table-cell table:style-name="ce26" office:value-type="currency" office:currency="USD" office:value="0.236220472440945" calcext:value-type="currency">
            <text:p>0.2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4</text:p>
          </table:table-cell>
          <table:table-cell table:style-name="ce8" office:value-type="string" calcext:value-type="string">
            <text:p>[AS-CB0064] v2Aero Heatsink Fa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20" calcext:value-type="currency">
            <text:p>20.00 USD/PCE</text:p>
          </table:table-cell>
          <table:table-cell table:style-name="ce26" office:value-type="currency" office:currency="USD" office:value="20" calcext:value-type="currency">
            <text:p>2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4</text:p>
          </table:table-cell>
          <table:table-cell table:style-name="ce8"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3.92" calcext:value-type="currency">
            <text:p>3.92 USD/PCE</text:p>
          </table:table-cell>
          <table:table-cell table:style-name="ce26" office:value-type="currency" office:currency="USD" office:value="3.92" calcext:value-type="currency">
            <text:p>3.9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77" calcext:value-type="currency">
            <text:p>0.02 USD/PCE</text:p>
          </table:table-cell>
          <table:table-cell table:style-name="ce26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6</text:p>
          </table:table-cell>
          <table:table-cell table:style-name="ce8" office:value-type="string" calcext:value-type="string">
            <text:p>[AS-CB0066] v2Aero Thermisto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0" calcext:value-type="currency">
            <text:p>10.00 USD/PCE</text:p>
          </table:table-cell>
          <table:table-cell table:style-name="ce26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table:style-name="ce8"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6" calcext:value-type="currency">
            <text:p>0.02 USD/PCE</text:p>
          </table:table-cell>
          <table:table-cell table:style-name="ce26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77" calcext:value-type="currency">
            <text:p>0.02 USD/PCE</text:p>
          </table:table-cell>
          <table:table-cell table:style-name="ce26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table:style-name="ce8" office:value-type="string" calcext:value-type="string">
            <text:p>[EL-WR0103] 24AWG Stranded – R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0754584" calcext:value-type="currency">
            <text:p>0.00 USD/mm</text:p>
          </table:table-cell>
          <table:table-cell table:style-name="ce26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table:style-name="ce8" office:value-type="string" calcext:value-type="string">
            <text:p>[EL-WR0105] 24AWG Stranded – Bla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19" office:value-type="currency" office:currency="USD/mm" office:value="0.0000754584" calcext:value-type="currency">
            <text:p>0.00 USD/mm</text:p>
          </table:table-cell>
          <table:table-cell table:style-name="ce26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table:style-name="ce8"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57" calcext:value-type="currency">
            <text:p>0.06 USD/PCE</text:p>
          </table:table-cell>
          <table:table-cell table:style-name="ce26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HE0025</text:p>
          </table:table-cell>
          <table:table-cell table:style-name="ce8" office:value-type="string" calcext:value-type="string">
            <text:p>[AS-HE0025] v2Aero Hoten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HE0026</text:p>
          </table:table-cell>
          <table:table-cell table:style-name="ce8" office:value-type="string" calcext:value-type="string">
            <text:p>[AS-HE0026] Universal E3D Aero Hot End 3.0mm, 0.5mm Nozzle, Hot-Tightened, Pre-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CC-AO-TITAN-AERO-UNI-500-AS 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CC-AO-TITAN-AERO-UNI-500-AS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42.89" calcext:value-type="currency">
            <text:p>42.89 USD/PCE</text:p>
          </table:table-cell>
          <table:table-cell table:style-name="ce26" office:value-type="currency" office:currency="USD" office:value="42.89" calcext:value-type="currency">
            <text:p>42.8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77" calcext:value-type="currency">
            <text:p>0.02 USD/PCE</text:p>
          </table:table-cell>
          <table:table-cell table:style-name="ce26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3</text:p>
          </table:table-cell>
          <table:table-cell table:style-name="ce8" office:value-type="string" calcext:value-type="string">
            <text:p>[PP-IS0053] Extruder Moun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1</text:p>
          </table:table-cell>
          <table:table-cell table:style-name="ce8" office:value-type="string" calcext:value-type="string">
            <text:p>[PP-GP0341] Extruder Moun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table:style-name="ce8" office:value-type="string" calcext:value-type="string">
            <text:p>[RM-AB0104] Chroma Strand ABS Filament, Lulzbot Green 2.85mm, 5 lb reel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6165" calcext:value-type="currency">
            <text:p>0.6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7</text:p>
          </table:table-cell>
          <table:table-cell table:style-name="ce8" office:value-type="string" calcext:value-type="string">
            <text:p>[PP-IS0057] Universal Blower shroud w/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2</text:p>
          </table:table-cell>
          <table:table-cell table:style-name="ce8" office:value-type="string" calcext:value-type="string">
            <text:p>[PP-GP0342] Universal Blower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5445" calcext:value-type="currency">
            <text:p>0.5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035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5</text:p>
          </table:table-cell>
          <table:table-cell table:style-name="ce8" office:value-type="string" calcext:value-type="string">
            <text:p>[DC-LB0155] Caution Hot Symbol Size, 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2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40</text:p>
          </table:table-cell>
          <table:table-cell table:style-name="ce8" office:value-type="string" calcext:value-type="string">
            <text:p>[EL-MT0040] NEMA 17 Half Height Stepper Motor, Mo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4P4150-07</text:p>
          </table:table-cell>
          <table:table-cell office:value-type="string" calcext:value-type="string">
            <text:p>Moons' Industries (America), Inc. 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7.74" calcext:value-type="currency">
            <text:p>7.74 USD/PCE</text:p>
          </table:table-cell>
          <table:table-cell table:style-name="ce26" office:value-type="currency" office:currency="USD" office:value="7.74" calcext:value-type="currency">
            <text:p>7.7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table:style-name="ce8"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2" calcext:value-type="currency">
            <text:p>0.02 USD/PCE</text:p>
          </table:table-cell>
          <table:table-cell table:style-name="ce26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2</text:p>
          </table:table-cell>
          <table:table-cell table:style-name="ce8" office:value-type="string" calcext:value-type="string">
            <text:p>[HD-BT0042] Metric Class 12.9 Socket Head Cap Screw, Alloy Steel, M3 Thread, 30MM Length, 0.5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2" calcext:value-type="currency">
            <text:p>0.03 USD/PCE</text:p>
          </table:table-cell>
          <table:table-cell table:style-name="ce26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3</text:p>
          </table:table-cell>
          <table:table-cell table:style-name="ce8" office:value-type="string" calcext:value-type="string">
            <text:p>[HD-BT0043] Metric Class 12.9 Socket Head Cap Screw, Alloy Steel, M3 Thread, 35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5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44" calcext:value-type="currency">
            <text:p>0.04 USD/PCE</text:p>
          </table:table-cell>
          <table:table-cell table:style-name="ce26" office:value-type="currency" office:currency="USD" office:value="0.132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table:style-name="ce8"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3" calcext:value-type="currency">
            <text:p>0.02 USD/PCE</text:p>
          </table:table-cell>
          <table:table-cell table:style-name="ce26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table:style-name="ce8"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8" calcext:value-type="currency">
            <text:p>0.04 USD/PCE</text:p>
          </table:table-cell>
          <table:table-cell table:style-name="ce26" office:value-type="currency" office:currency="USD" office:value="0.076" calcext:value-type="currency">
            <text:p>0.0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97</text:p>
          </table:table-cell>
          <table:table-cell table:style-name="ce8" office:value-type="string" calcext:value-type="string">
            <text:p>[HD-BT0197] M4 Thumb Screw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.82" calcext:value-type="currency">
            <text:p>1.82 USD/PCE</text:p>
          </table:table-cell>
          <table:table-cell table:style-name="ce26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430</text:p>
          </table:table-cell>
          <table:table-cell table:style-name="ce8" office:value-type="string" calcext:value-type="string">
            <text:p>[HD-MS0430] E3D, Idler Spring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25" calcext:value-type="currency">
            <text:p>0.25 USD/PCE</text:p>
          </table:table-cell>
          <table:table-cell table:style-name="ce26" office:value-type="currency" office:currency="USD" office:value="0.2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446</text:p>
          </table:table-cell>
          <table:table-cell table:style-name="ce8" office:value-type="string" calcext:value-type="string">
            <text:p>[HD-MS0446] MR95-2RS Radial Ball Bearing Double Sealed Bore Dia. 5mm OD 9mm Width 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45" calcext:value-type="currency">
            <text:p>0.45 USD/PCE</text:p>
          </table:table-cell>
          <table:table-cell table:style-name="ce26" office:value-type="currency" office:currency="USD" office:value="0.9" calcext:value-type="currency">
            <text:p>0.9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11</text:p>
          </table:table-cell>
          <table:table-cell table:style-name="ce8" office:value-type="string" calcext:value-type="string">
            <text:p>[HD-NT0011] M4 Nut, Steel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059" calcext:value-type="currency">
            <text:p>0.01 USD/PCE</text:p>
          </table:table-cell>
          <table:table-cell table:style-name="ce26" office:value-type="currency" office:currency="USD" office:value="0.0059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27</text:p>
          </table:table-cell>
          <table:table-cell table:style-name="ce8"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064" calcext:value-type="currency">
            <text:p>0.01 USD/PCE</text:p>
          </table:table-cell>
          <table:table-cell table:style-name="ce26" office:value-type="currency" office:currency="USD" office:value="0.0064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table:style-name="ce8"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5</text:p>
          </table:table-cell>
          <table:table-cell table:style-name="ce8" office:value-type="string" calcext:value-type="string">
            <text:p>[PP-FP0135] E3D Mirrored Aero Idler L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IDLER-2.2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IDLER-LH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4.36" calcext:value-type="currency">
            <text:p>4.36 USD/PCE</text:p>
          </table:table-cell>
          <table:table-cell table:style-name="ce26" office:value-type="currency" office:currency="USD" office:value="4.36" calcext:value-type="currency">
            <text:p>4.3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6</text:p>
          </table:table-cell>
          <table:table-cell table:style-name="ce8" office:value-type="string" calcext:value-type="string">
            <text:p>[PP-FP0136] E3D Mirrored Aero 2.85mm Filament Gu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16" calcext:value-type="currency">
            <text:p>0.16 USD/PCE</text:p>
          </table:table-cell>
          <table:table-cell table:style-name="ce26" office:value-type="currency" office:currency="USD" office:value="0.16" calcext:value-type="currency">
            <text:p>0.1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7</text:p>
          </table:table-cell>
          <table:table-cell table:style-name="ce8" office:value-type="string" calcext:value-type="string">
            <text:p>[PP-FP0137] E3D Aero Acetal Gear w/ Filament Drive Shaft - Sh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8.22" calcext:value-type="currency">
            <text:p>8.22 USD/PCE</text:p>
          </table:table-cell>
          <table:table-cell table:style-name="ce26" office:value-type="currency" office:currency="USD" office:value="8.22" calcext:value-type="currency">
            <text:p>8.2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04</text:p>
          </table:table-cell>
          <table:table-cell table:style-name="ce8" office:value-type="string" calcext:value-type="string">
            <text:p>[PP-MP0204] Aero Mirrored Body w/ Threaded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74" calcext:value-type="currency">
            <text:p>0.74 USD/PCE</text:p>
          </table:table-cell>
          <table:table-cell table:style-name="ce26" office:value-type="currency" office:currency="USD" office:value="0.74" calcext:value-type="currency">
            <text:p>0.7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05</text:p>
          </table:table-cell>
          <table:table-cell table:style-name="ce8" office:value-type="string" calcext:value-type="string">
            <text:p>[PP-MP0205] E3D Aero Steel Pinion Gear w/ set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98" calcext:value-type="currency">
            <text:p>0.98 USD/PCE</text:p>
          </table:table-cell>
          <table:table-cell table:style-name="ce26" office:value-type="currency" office:currency="USD" office:value="0.98" calcext:value-type="currency">
            <text:p>0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40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20</text:p>
          </table:table-cell>
          <table:table-cell table:style-name="ce8" office:value-type="string" calcext:value-type="string">
            <text:p>[PP-GP0320] X Carriage Cap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5535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3</text:p>
          </table:table-cell>
          <table:table-cell office:value-type="string" calcext:value-type="string">
            <text:p>[PP-GP0333] X Belt Tensioner 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1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8</text:p>
          </table:table-cell>
          <table:table-cell office:value-type="string" calcext:value-type="string">
            <text:p>[PP-GP0338] Heatsink frame,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31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4</text:p>
          </table:table-cell>
          <table:table-cell office:value-type="string" calcext:value-type="string">
            <text:p>[PP-IS0054] Top Cable Bracket with inserts, Mini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6</text:p>
          </table:table-cell>
          <table:table-cell office:value-type="string" calcext:value-type="string">
            <text:p>[PP-GP0326] Top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81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5</text:p>
          </table:table-cell>
          <table:table-cell office:value-type="string" calcext:value-type="string">
            <text:p>[PP-IS0055] Side Cable Bracke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7</text:p>
          </table:table-cell>
          <table:table-cell office:value-type="string" calcext:value-type="string">
            <text:p>[PP-GP0327] Side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0.081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35" calcext:value-type="currency">
            <text:p>0.04 USD/PCE</text:p>
          </table:table-cell>
          <table:table-cell table:style-name="ce26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.06" calcext:value-type="currency">
            <text:p>2.06 USD/PCE</text:p>
          </table:table-cell>
          <table:table-cell table:style-name="ce26" office:value-type="currency" office:currency="USD" office:value="4.12" calcext:value-type="currency">
            <text:p>4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2" calcext:value-type="currency">
            <text:p>0.02 USD/PCE</text:p>
          </table:table-cell>
          <table:table-cell table:style-name="ce26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1" calcext:value-type="currency">
            <text:p>0.02 USD/PCE</text:p>
          </table:table-cell>
          <table:table-cell table:style-name="ce26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6" calcext:value-type="currency">
            <text:p>0.03 USD/PCE</text:p>
          </table:table-cell>
          <table:table-cell table:style-name="ce26" office:value-type="currency" office:currency="USD" office:value="0.936" calcext:value-type="currency">
            <text:p>0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5" calcext:value-type="currency">
            <text:p>0.03 USD/PCE</text:p>
          </table:table-cell>
          <table:table-cell table:style-name="ce26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04</text:p>
          </table:table-cell>
          <table:table-cell office:value-type="string" calcext:value-type="string">
            <text:p>[HD-BT0204] Black-Oxide Alloy Steel Hex Drive Flat Head Screw M3 x 0.5 mm Thread, 22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48" calcext:value-type="currency">
            <text:p>0.05 USD/PCE</text:p>
          </table:table-cell>
          <table:table-cell table:style-name="ce26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06</text:p>
          </table:table-cell>
          <table:table-cell office:value-type="string" calcext:value-type="string">
            <text:p>[HD-BT0206] Black-Oxide Alloy Steel Hex Drive Flat Head Screw M3 x 0.5 mm Thread, 25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5</text:p>
          </table:table-cell>
          <table:table-cell office:value-type="string" calcext:value-type="string">
            <text:p>pkg, 50</text:p>
          </table:table-cell>
          <table:table-cell table:style-name="ce18" office:value-type="currency" office:currency="USD/PCE" office:value="0.0007" calcext:value-type="currency">
            <text:p>0.00 USD/PCE</text:p>
          </table:table-cell>
          <table:table-cell table:style-name="ce26" office:value-type="currency" office:currency="USD" office:value="0.0014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10</text:p>
          </table:table-cell>
          <table:table-cell office:value-type="string" calcext:value-type="string">
            <text:p>[HD-BT0210] Blue-Dyed Zinc-Plated Alloy Steel Socket Head Screw M3 x 0.5 mm Thread, 3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ZPTBLUE</text:p>
          </table:table-cell>
          <table:table-cell office:value-type="string" calcext:value-type="string">
            <text:p>pkg, 50</text:p>
          </table:table-cell>
          <table:table-cell table:style-name="ce18" office:value-type="currency" office:currency="USD/PCE" office:value="0.0048" calcext:value-type="currency">
            <text:p>0.00 USD/PCE</text:p>
          </table:table-cell>
          <table:table-cell table:style-name="ce26" office:value-type="currency" office:currency="USD" office:value="0.0048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11</text:p>
          </table:table-cell>
          <table:table-cell office:value-type="string" calcext:value-type="string">
            <text:p>[HD-BT0211] Blue-Dyed Zinc-Plated Alloy Steel Socket Head Screw M3 x 0.5 mm Thread, 8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8ZPTBLUE</text:p>
          </table:table-cell>
          <table:table-cell office:value-type="string" calcext:value-type="string">
            <text:p>pkg, 100</text:p>
          </table:table-cell>
          <table:table-cell table:style-name="ce18" office:value-type="currency" office:currency="USD/PCE" office:value="0.0008" calcext:value-type="currency">
            <text:p>0.00 USD/PCE</text:p>
          </table:table-cell>
          <table:table-cell table:style-name="ce26" office:value-type="currency" office:currency="USD" office:value="0.001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18" office:value-type="currency" office:currency="USD/PCE" office:value="0.01875" calcext:value-type="currency">
            <text:p>0.02 USD/PCE</text:p>
          </table:table-cell>
          <table:table-cell table:style-name="ce26" office:value-type="currency" office:currency="USD" office:value="0.1687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18" office:value-type="currency" office:currency="USD/PCE" office:value="0.00146" calcext:value-type="currency">
            <text:p>0.00 USD/PCE</text:p>
          </table:table-cell>
          <table:table-cell table:style-name="ce26" office:value-type="currency" office:currency="USD" office:value="0.0029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63</text:p>
          </table:table-cell>
          <table:table-cell office:value-type="string" calcext:value-type="string">
            <text:p>[HD-MS0463] Insul-Fab Fujipoly Thermal Gap Filler, 70 pc sh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nsulFab</text:p>
          </table:table-cell>
          <table:table-cell office:value-type="string" calcext:value-type="string">
            <text:p>ALEO HD-MS046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62" calcext:value-type="currency">
            <text:p>0.62 USD/PCE</text:p>
          </table:table-cell>
          <table:table-cell table:style-name="ce26" office:value-type="currency" office:currency="USD" office:value="1.24" calcext:value-type="currency">
            <text:p>1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2" calcext:value-type="currency">
            <text:p>0.01 USD/PCE</text:p>
          </table:table-cell>
          <table:table-cell table:style-name="ce26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5.26" calcext:value-type="currency">
            <text:p>5.26 USD/PCE</text:p>
          </table:table-cell>
          <table:table-cell table:style-name="ce26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2" calcext:value-type="currency">
            <text:p>0.01 USD/PCE</text:p>
          </table:table-cell>
          <table:table-cell table:style-name="ce26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1" calcext:value-type="currency">
            <text:p>0.01 USD/PCE</text:p>
          </table:table-cell>
          <table:table-cell table:style-name="ce26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AS0054</text:p>
          </table:table-cell>
          <table:table-cell office:value-type="string" calcext:value-type="string">
            <text:p>[PC-AS0054] Einsy Retro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Einsy 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58.69" calcext:value-type="currency">
            <text:p>58.69 USD/PCE</text:p>
          </table:table-cell>
          <table:table-cell table:style-name="ce26" office:value-type="currency" office:currency="USD" office:value="58.69" calcext:value-type="currency">
            <text:p>58.6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MP0210</text:p>
          </table:table-cell>
          <table:table-cell office:value-type="string" calcext:value-type="string">
            <text:p>[PP-MP0210] Heatsink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ado Waterjet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1.1" calcext:value-type="currency">
            <text:p>1.10 USD/PCE</text:p>
          </table:table-cell>
          <table:table-cell table:style-name="ce26" office:value-type="currency" office:currency="USD" office:value="1.1" calcext:value-type="currency">
            <text:p>1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B0001</text:p>
          </table:table-cell>
          <table:table-cell table:style-name="ce8" office:value-type="string" calcext:value-type="string">
            <text:p>[AS-HB0001] Mini Glass/PEI Print 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50</text:p>
          </table:table-cell>
          <table:table-cell table:style-name="ce8" office:value-type="string" calcext:value-type="string">
            <text:p>[HD-MS0350] PEI (10mil) with 3M 468 adhesive attached, heat-treated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0</text:p>
          </table:table-cell>
          <table:table-cell table:style-name="ce8" office:value-type="string" calcext:value-type="string">
            <text:p>[HD-MS0310] TAPE3M468MP.005X26.000X60YD .005" THK 3M ADHESIVE 468MP 26" WIDE X 60 YARDS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24" office:value-type="currency" office:currency="USD/cm²" office:value="0.00126045390979671" calcext:value-type="currency">
            <text:p>0.00 USD/cm²</text:p>
          </table:table-cell>
          <table:table-cell table:style-name="ce26" office:value-type="currency" office:currency="USD" office:value="0.529705755592067" calcext:value-type="currency">
            <text:p>0.5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1</text:p>
          </table:table-cell>
          <table:table-cell table:style-name="ce8" office:value-type="string" calcext:value-type="string">
            <text:p>[HD-MS0311] SULT1000NA.010X26.000X90FT - 0.010 X 26.000 WIDE X 90 FT NAT ULTEM 1000 FILM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24" office:value-type="currency" office:currency="USD/cm²" office:value="0.00476427234905752" calcext:value-type="currency">
            <text:p>0.00 USD/cm²</text:p>
          </table:table-cell>
          <table:table-cell table:style-name="ce26" office:value-type="currency" office:currency="USD" office:value="2.00218545469142" calcext:value-type="currency">
            <text:p>2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11-1</text:p>
          </table:table-cell>
          <table:table-cell table:style-name="ce8" office:value-type="string" calcext:value-type="string">
            <text:p>[HD-MS0211-1] Mini - Borosilicate Glass Bed 170mm x 170mm x +/-.76mm (6.693" x 6.693" +/-.030) Edges Ground and Chamf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ASG3107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7.72" calcext:value-type="currency">
            <text:p>7.72 USD/PCE</text:p>
          </table:table-cell>
          <table:table-cell table:style-name="ce26" office:value-type="currency" office:currency="USD" office:value="7.72" calcext:value-type="currency">
            <text:p>7.7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B0005</text:p>
          </table:table-cell>
          <table:table-cell table:style-name="ce8" office:value-type="string" calcext:value-type="string">
            <text:p>[AS-HB0005] Mini Etched Modular Print Bed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EMPCO ELECTRIC HEATER CORP</text:p>
          </table:table-cell>
          <table:table-cell office:value-type="string" calcext:value-type="string">
            <text:p>SHS8098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8.35" calcext:value-type="currency">
            <text:p>28.35 USD/PCE</text:p>
          </table:table-cell>
          <table:table-cell table:style-name="ce26" office:value-type="currency" office:currency="USD" office:value="28.35" calcext:value-type="currency">
            <text:p>28.3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46</text:p>
          </table:table-cell>
          <table:table-cell table:style-name="ce7" office:value-type="string" calcext:value-type="string">
            <text:p>[DC-LB0146] Mini 2 Certification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 office:value-type="string" calcext:value-type="string">
            <text:p>Q-MAT-P-00337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5.38" calcext:value-type="currency">
            <text:p>5.38 USD/PCE</text:p>
          </table:table-cell>
          <table:table-cell table:style-name="ce26" office:value-type="currency" office:currency="USD" office:value="5.38" calcext:value-type="currency">
            <text:p>5.3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71</text:p>
          </table:table-cell>
          <table:table-cell table:style-name="ce7" office:value-type="string" calcext:value-type="string">
            <text:p>[DC-MS0071] Quality Assurance Record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31" calcext:value-type="currency">
            <text:p>0.31 USD/PCE</text:p>
          </table:table-cell>
          <table:table-cell table:style-name="ce26" office:value-type="currency" office:currency="USD" office:value="0.31" calcext:value-type="currency">
            <text:p>0.3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.33" calcext:value-type="currency">
            <text:p>1.33 USD/PCE</text:p>
          </table:table-cell>
          <table:table-cell table:style-name="ce26" office:value-type="currency" office:currency="USD" office:value="1.33" calcext:value-type="currency">
            <text:p>1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3.21" calcext:value-type="currency">
            <text:p>3.21 USD/PCE</text:p>
          </table:table-cell>
          <table:table-cell table:style-name="ce26" office:value-type="currency" office:currency="USD" office:value="3.21" calcext:value-type="currency">
            <text:p>3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385</text:p>
          </table:table-cell>
          <table:table-cell office:value-type="string" calcext:value-type="string">
            <text:p>[EL-MS0385] Verbatim 8GB SDHC Class 10 UHS-I / Bul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9197 – 8GB SDHC Memory Card Class 10 UHS-1</text:p>
          </table:table-cell>
          <table:table-cell office:value-type="string" calcext:value-type="string">
            <text:p>Verbatim Americas, LLC</text:p>
          </table:table-cell>
          <table:table-cell office:value-type="string" calcext:value-type="string">
            <text:p>99197 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4.45" calcext:value-type="currency">
            <text:p>4.45 USD/PCE</text:p>
          </table:table-cell>
          <table:table-cell table:style-name="ce26" office:value-type="currency" office:currency="USD" office:value="4.45" calcext:value-type="currency">
            <text:p>4.4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2</text:p>
          </table:table-cell>
          <table:table-cell table:style-name="ce8" office:value-type="string" calcext:value-type="string">
            <text:p>[HD-BT0082] Metric 18-8 SS Flat Head Socket Cap Screw M3 Size, 16mm Length, 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A2-3-16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024" calcext:value-type="currency">
            <text:p>0.02 USD/PCE</text:p>
          </table:table-cell>
          <table:table-cell table:style-name="ce26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87</text:p>
          </table:table-cell>
          <table:table-cell table:style-name="ce8" office:value-type="string" calcext:value-type="string">
            <text:p>[HD-MS0287] Metric 18-8 Stainless Steel Unthreaded Spacer, 8mm OD, 10mm Length,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M0599-3-SS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46" calcext:value-type="currency">
            <text:p>0.46 USD/PCE</text:p>
          </table:table-cell>
          <table:table-cell table:style-name="ce26" office:value-type="currency" office:currency="USD" office:value="1.84" calcext:value-type="currency">
            <text:p>1.8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82</text:p>
          </table:table-cell>
          <table:table-cell table:style-name="ce8"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92" calcext:value-type="currency">
            <text:p>0.92 USD/PCE</text:p>
          </table:table-cell>
          <table:table-cell table:style-name="ce26" office:value-type="currency" office:currency="USD" office:value="3.68" calcext:value-type="currency">
            <text:p>3.6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74</text:p>
          </table:table-cell>
          <table:table-cell office:value-type="string" calcext:value-type="string">
            <text:p>[DC-LB0174] P65 Warning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7G4KF2P2 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3.29" calcext:value-type="currency">
            <text:p>13.29 USD/PCE</text:p>
          </table:table-cell>
          <table:table-cell table:style-name="ce26" office:value-type="currency" office:currency="USD" office:value="13.29" calcext:value-type="currency">
            <text:p>13.2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8</text:p>
          </table:table-cell>
          <table:table-cell table:style-name="ce7" office:value-type="string" calcext:value-type="string">
            <text:p>[AS-PK0028] Mini 2 Documentation 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2</text:p>
          </table:table-cell>
          <table:table-cell table:style-name="ce8" office:value-type="string" calcext:value-type="string">
            <text:p>[AS-PK0032] Polylite Sample Filament Ki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111</text:p>
          </table:table-cell>
          <table:table-cell table:style-name="ce8" office:value-type="string" calcext:value-type="string">
            <text:p>[DC-LB0111] Filament Samples Bag Label -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1258" calcext:value-type="currency">
            <text:p>0.13 USD/PCE</text:p>
          </table:table-cell>
          <table:table-cell table:style-name="ce26" office:value-type="currency" office:currency="USD" office:value="0.1258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RM-PL0134</text:p>
          </table:table-cell>
          <table:table-cell table:style-name="ce8" office:value-type="string" calcext:value-type="string">
            <text:p>[RM-PL0134] PolyLite PLA LulzBot Green, <text:s/>2.85mm 3kg Reel – Polymaker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3kg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Reel, 3kg</text:p>
          </table:table-cell>
          <table:table-cell table:style-name="ce25" office:value-type="currency" office:currency="USD/Reel, 3kg" office:value="30" calcext:value-type="currency">
            <text:p>30.00 USD/Reel, 3kg</text:p>
          </table:table-cell>
          <table:table-cell table:style-name="ce26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Polymaker N. America</text:p>
          </table:table-cell>
          <table:table-cell/>
          <table:table-cell office:value-type="string" calcext:value-type="string">
            <text:p>Reel, 3kg</text:p>
          </table:table-cell>
          <table:table-cell table:style-name="ce25" office:value-type="currency" office:currency="USD/Reel, 3kg" office:value="30" calcext:value-type="currency">
            <text:p>30.00 USD/Reel, 3kg</text:p>
          </table:table-cell>
          <table:table-cell table:style-name="ce26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30</text:p>
          </table:table-cell>
          <table:table-cell office:value-type="string" calcext:value-type="string">
            <text:p>[SH-PG0030] 8X10 2MIL RECLOSABLE BAG 1M/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00</text:p>
          </table:table-cell>
          <table:table-cell office:value-type="string" calcext:value-type="string">
            <text:p>pkg, 1000</text:p>
          </table:table-cell>
          <table:table-cell table:style-name="ce18" office:value-type="currency" office:currency="USD/PCE" office:value="0.046" calcext:value-type="currency">
            <text:p>0.05 USD/PCE</text:p>
          </table:table-cell>
          <table:table-cell table:style-name="ce26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2515" calcext:value-type="currency">
            <text:p>0.25 USD/PCE</text:p>
          </table:table-cell>
          <table:table-cell table:style-name="ce26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66</text:p>
          </table:table-cell>
          <table:table-cell office:value-type="string" calcext:value-type="string">
            <text:p>[DC-MS0066] Quick Start Qu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2.13" calcext:value-type="currency">
            <text:p>2.13 USD/PCE</text:p>
          </table:table-cell>
          <table:table-cell table:style-name="ce26" office:value-type="currency" office:currency="USD" office:value="2.13" calcext:value-type="currency">
            <text:p>2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18" office:value-type="currency" office:currency="USD/PCE" office:value="0.294" calcext:value-type="currency">
            <text:p>0.29 USD/PCE</text:p>
          </table:table-cell>
          <table:table-cell table:style-name="ce26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9</text:p>
          </table:table-cell>
          <table:table-cell office:value-type="string" calcext:value-type="string">
            <text:p>[AS-PK0029] Universal Too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10</text:p>
          </table:table-cell>
          <table:table-cell office:value-type="string" calcext:value-type="string">
            <text:p>[AS-PK0010] 90 mm wiper pad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, 5 pa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550</text:p>
          </table:table-cell>
          <table:table-cell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3" office:value-type="currency" office:currency="USD/inch(es)" office:value="0.0400001015999451" calcext:value-type="currency">
            <text:p>0.04 USD/inch(es)</text:p>
          </table:table-cell>
          <table:table-cell table:style-name="ce26" office:value-type="currency" office:currency="USD" office:value="24.0000609599671" calcext:value-type="currency">
            <text:p>2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0" office:value-type="currency" office:currency="USD/Reel, 5lb" office:value="45" calcext:value-type="currency">
            <text:p>45.00 USD/Reel, 5lb</text:p>
          </table:table-cell>
          <table:table-cell table:style-name="ce26" office:value-type="currency" office:currency="USD" office:value="2.3805" calcext:value-type="currency">
            <text:p>2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02</text:p>
          </table:table-cell>
          <table:table-cell office:value-type="string" calcext:value-type="string">
            <text:p>[SH-PG0002] 3 x 4" 2 Mil Reclosable Polypropylen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1292</text:p>
          </table:table-cell>
          <table:table-cell office:value-type="string" calcext:value-type="string">
            <text:p>Uline</text:p>
          </table:table-cell>
          <table:table-cell office:value-type="string" calcext:value-type="string">
            <text:p>S-1292</text:p>
          </table:table-cell>
          <table:table-cell office:value-type="string" calcext:value-type="string">
            <text:p>pkg, 1000</text:p>
          </table:table-cell>
          <table:table-cell table:style-name="ce18" office:value-type="currency" office:currency="USD/PCE" office:value="0.017" calcext:value-type="currency">
            <text:p>0.02 USD/PCE</text:p>
          </table:table-cell>
          <table:table-cell table:style-name="ce26" office:value-type="currency" office:currency="USD" office:value="0.01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27</text:p>
          </table:table-cell>
          <table:table-cell office:value-type="string" calcext:value-type="string">
            <text:p>[AS-PK0027] Clam knife with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[DC-LB0062] Clam Knife Sheath Sticker - Caution Sharp Blade! (1"x2.5" Rectangle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03914" calcext:value-type="currency">
            <text:p>0.04 USD/PCE</text:p>
          </table:table-cell>
          <table:table-cell table:style-name="ce26" office:value-type="currency" office:currency="USD" office:value="0.0391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359</text:p>
          </table:table-cell>
          <table:table-cell office:value-type="string" calcext:value-type="string">
            <text:p>[TL-HD0359] 7 1/2" Nylon Handle Clam Knife - Laser Etched with "Sharp" 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65" calcext:value-type="currency">
            <text:p>0.65 USD/PCE</text:p>
          </table:table-cell>
          <table:table-cell table:style-name="ce26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10</text:p>
          </table:table-cell>
          <table:table-cell office:value-type="string" calcext:value-type="string">
            <text:p>[SR-MN0010] Laser Etching Service for Clam Knive, TL-HD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51" calcext:value-type="currency">
            <text:p>0.51 USD/PCE</text:p>
          </table:table-cell>
          <table:table-cell table:style-name="ce26" office:value-type="currency" office:currency="USD" office:value="0.51" calcext:value-type="currency">
            <text:p>0.5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TL-HD0009</text:p>
          </table:table-cell>
          <table:table-cell office:value-type="string" calcext:value-type="string">
            <text:p>[TL-HD0009] 7 1/2" Nylon Handle Clam Kn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Bstaurant Store</text:p>
          </table:table-cell>
          <table:table-cell office:value-type="string" calcext:value-type="string">
            <text:p>35340592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2.03" calcext:value-type="currency">
            <text:p>2.03 USD/PCE</text:p>
          </table:table-cell>
          <table:table-cell table:style-name="ce26" office:value-type="currency" office:currency="USD" office:value="2.03" calcext:value-type="currency">
            <text:p>2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0</text:p>
          </table:table-cell>
          <table:table-cell office:value-type="string" calcext:value-type="string">
            <text:p>[AS-PK0030] Tool Sub Kit, Univers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08</text:p>
          </table:table-cell>
          <table:table-cell office:value-type="string" calcext:value-type="string">
            <text:p>[TL-HD0008] Stainless Steel Pocket Rule Semiflexible, Metric Grads, 150 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<text:s/>Image Supply Service, Inc.</text:p>
          </table:table-cell>
          <table:table-cell office:value-type="string" calcext:value-type="string">
            <text:p>90013A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.99" calcext:value-type="currency">
            <text:p>1.99 USD/PCE</text:p>
          </table:table-cell>
          <table:table-cell table:style-name="ce26" office:value-type="currency" office:currency="USD" office:value="1.99" calcext:value-type="currency">
            <text:p>1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6</text:p>
          </table:table-cell>
          <table:table-cell office:value-type="string" calcext:value-type="string">
            <text:p>[TL-HD0046] PRO DENTAL PICK (PROBE) (DP-19) M S V - in a protective sleeve or with a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PRODUCTS.US</text:p>
          </table:table-cell>
          <table:table-cell office:value-type="string" calcext:value-type="string">
            <text:p>J1031S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.19" calcext:value-type="currency">
            <text:p>1.19 USD/PCE</text:p>
          </table:table-cell>
          <table:table-cell table:style-name="ce26" office:value-type="currency" office:currency="USD" office:value="1.19" calcext:value-type="currency">
            <text:p>1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.44" calcext:value-type="currency">
            <text:p>1.44 USD/PCE</text:p>
          </table:table-cell>
          <table:table-cell table:style-name="ce26" office:value-type="currency" office:currency="USD" office:value="1.44" calcext:value-type="currency">
            <text:p>1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117</text:p>
          </table:table-cell>
          <table:table-cell office:value-type="string" calcext:value-type="string">
            <text:p>[TL-CS0117] Elmer's Glue Sticks, .77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00U6FJQE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0.6575" calcext:value-type="currency">
            <text:p>0.66 USD/PCE</text:p>
          </table:table-cell>
          <table:table-cell table:style-name="ce26" office:value-type="currency" office:currency="USD" office:value="0.6575" calcext:value-type="currency">
            <text:p>0.6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255</text:p>
          </table:table-cell>
          <table:table-cell office:value-type="string" calcext:value-type="string">
            <text:p>[TL-CS0255] Scotch Brite Maroon Pad, 2"X 3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MS0568</text:p>
          </table:table-cell>
          <table:table-cell office:value-type="string" calcext:value-type="string">
            <text:p>[TL-MS0568] Abrasive Roll, 2" W x 30 ft. L Roll - Maroon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Zoro Tools</text:p>
          </table:table-cell>
          <table:table-cell office:value-type="string" calcext:value-type="string">
            <text:p>G1446654</text:p>
          </table:table-cell>
          <table:table-cell office:value-type="string" calcext:value-type="string">
            <text:p>ft, 30</text:p>
          </table:table-cell>
          <table:table-cell table:style-name="ce19" office:value-type="currency" office:currency="USD/mm" office:value="0.00331692913385827" calcext:value-type="currency">
            <text:p>0.00 USD/mm</text:p>
          </table:table-cell>
          <table:table-cell table:style-name="ce26" office:value-type="currency" office:currency="USD" office:value="0.2527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48</text:p>
          </table:table-cell>
          <table:table-cell office:value-type="string" calcext:value-type="string">
            <text:p>[TL-HD0048] Elmer's X-Acto No. 1 Precision Knife - Alum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2" calcext:value-type="currency">
            <text:p>2.00 USD/PCE</text:p>
          </table:table-cell>
          <table:table-cell table:style-name="ce26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50</text:p>
          </table:table-cell>
          <table:table-cell office:value-type="string" calcext:value-type="string">
            <text:p>[TL-HD0050] 6" Long Nose 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2.6" calcext:value-type="currency">
            <text:p>2.60 USD/PCE</text:p>
          </table:table-cell>
          <table:table-cell table:style-name="ce26" office:value-type="currency" office:currency="USD" office:value="2.6" calcext:value-type="currency">
            <text:p>2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468</text:p>
          </table:table-cell>
          <table:table-cell office:value-type="string" calcext:value-type="string">
            <text:p>[TL-HD0468] 7 pc Long Arm Ball Hex Key Wrench Set (Metric) -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ondhus</text:p>
          </table:table-cell>
          <table:table-cell office:value-type="string" calcext:value-type="string">
            <text:p>03-HD46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03-HD046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5.49" calcext:value-type="currency">
            <text:p>5.49 USD/PCE</text:p>
          </table:table-cell>
          <table:table-cell table:style-name="ce26" office:value-type="currency" office:currency="USD" office:value="5.49" calcext:value-type="currency">
            <text:p>5.4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MS0572</text:p>
          </table:table-cell>
          <table:table-cell office:value-type="string" calcext:value-type="string">
            <text:p>[TL-MS0572] Tool bag / Travel Organizer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PCE</text:p>
          </table:table-cell>
          <table:table-cell table:style-name="ce18" office:value-type="currency" office:currency="USD/PCE" office:value="10.15" calcext:value-type="currency">
            <text:p>10.15 USD/PCE</text:p>
          </table:table-cell>
          <table:table-cell table:style-name="ce26" office:value-type="currency" office:currency="USD" office:value="10.15" calcext:value-type="currency">
            <text:p>1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085" calcext:value-type="currency">
            <text:p>0.09 USD/PCE</text:p>
          </table:table-cell>
          <table:table-cell table:style-name="ce26" office:value-type="currency" office:currency="USD" office:value="0.0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21</text:p>
          </table:table-cell>
          <table:table-cell office:value-type="string" calcext:value-type="string">
            <text:p>[DC-LB0121] Save your Mini Packag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08885" calcext:value-type="currency">
            <text:p>0.09 USD/PCE</text:p>
          </table:table-cell>
          <table:table-cell table:style-name="ce26" office:value-type="currency" office:currency="USD" office:value="0.088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50</text:p>
          </table:table-cell>
          <table:table-cell office:value-type="string" calcext:value-type="string">
            <text:p>[DC-LB0150] Mini 2 NA Serial Number Sticker, Tamper E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69</text:p>
          </table:table-cell>
          <table:table-cell office:value-type="string" calcext:value-type="string">
            <text:p>[DC-MS0069] EC Declaration of Conformit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185" calcext:value-type="currency">
            <text:p>0.19 USD/PCE</text:p>
          </table:table-cell>
          <table:table-cell table:style-name="ce26" office:value-type="currency" office:currency="USD" office:value="0.185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70</text:p>
          </table:table-cell>
          <table:table-cell office:value-type="string" calcext:value-type="string">
            <text:p>[DC-MS0070] Packing Lis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19" calcext:value-type="currency">
            <text:p>0.19 USD/PCE</text:p>
          </table:table-cell>
          <table:table-cell table:style-name="ce26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72</text:p>
          </table:table-cell>
          <table:table-cell office:value-type="string" calcext:value-type="string">
            <text:p>[DC-MS0072] Safety Warning Shee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0.11" calcext:value-type="currency">
            <text:p>0.11 USD/PCE</text:p>
          </table:table-cell>
          <table:table-cell table:style-name="ce26" office:value-type="currency" office:currency="USD" office:value="0.11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496</text:p>
          </table:table-cell>
          <table:table-cell office:value-type="string" calcext:value-type="string">
            <text:p>[SH-BX0496] Mini 2 Carton 22x17x19 275# 51 ECT White Doublewall RSC Prin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4.39" calcext:value-type="currency">
            <text:p>4.39 USD/PCE</text:p>
          </table:table-cell>
          <table:table-cell table:style-name="ce26" office:value-type="currency" office:currency="USD" office:value="4.39" calcext:value-type="currency">
            <text:p>4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6HP6D </text:p>
          </table:table-cell>
          <table:table-cell office:value-type="string" calcext:value-type="string">
            <text:p>pkg, 2500</text:p>
          </table:table-cell>
          <table:table-cell table:style-name="ce18" office:value-type="currency" office:currency="USD/PCE" office:value="0.019196" calcext:value-type="currency">
            <text:p>0.02 USD/PCE</text:p>
          </table:table-cell>
          <table:table-cell table:style-name="ce26" office:value-type="currency" office:currency="USD" office:value="0.01919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31</text:p>
          </table:table-cell>
          <table:table-cell office:value-type="string" calcext:value-type="string">
            <text:p>[SH-PG0031] 2 x 3" No Print Reclosable Static Shielding Bags (ES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6509</text:p>
          </table:table-cell>
          <table:table-cell office:value-type="string" calcext:value-type="string">
            <text:p>pkg, 100</text:p>
          </table:table-cell>
          <table:table-cell table:style-name="ce18" office:value-type="currency" office:currency="USD/PCE" office:value="0.13" calcext:value-type="currency">
            <text:p>0.13 USD/PCE</text:p>
          </table:table-cell>
          <table:table-cell table:style-name="ce26" office:value-type="currency" office:currency="USD" office:value="0.26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84</text:p>
          </table:table-cell>
          <table:table-cell office:value-type="string" calcext:value-type="string">
            <text:p>[SH-PG0084] 6 x 10" 6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767</text:p>
          </table:table-cell>
          <table:table-cell office:value-type="string" calcext:value-type="string">
            <text:p>pkg, 1000</text:p>
          </table:table-cell>
          <table:table-cell table:style-name="ce18" office:value-type="currency" office:currency="USD/PCE" office:value="0.177" calcext:value-type="currency">
            <text:p>0.18 USD/PCE</text:p>
          </table:table-cell>
          <table:table-cell table:style-name="ce26" office:value-type="currency" office:currency="USD" office:value="0.177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19" office:value-type="currency" office:currency="USD/mm" office:value="0.000960921551472733" calcext:value-type="currency">
            <text:p>0.00 USD/mm</text:p>
          </table:table-cell>
          <table:table-cell table:style-name="ce26" office:value-type="currency" office:currency="USD" office:value="3.45931758530184" calcext:value-type="currency">
            <text:p>3.4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3</text:p>
          </table:table-cell>
          <table:table-cell office:value-type="string" calcext:value-type="string">
            <text:p>[SH-PG0173] Mini 2 Print Head Stabilizer, 1.7# Black Polyethylene Fo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4.15" calcext:value-type="currency">
            <text:p>4.15 USD/PCE</text:p>
          </table:table-cell>
          <table:table-cell table:style-name="ce26" office:value-type="currency" office:currency="USD" office:value="4.15" calcext:value-type="currency">
            <text:p>4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6</text:p>
          </table:table-cell>
          <table:table-cell office:value-type="string" calcext:value-type="string">
            <text:p>[SH-PG0176] Mini 2 Top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8.1" calcext:value-type="currency">
            <text:p>8.10 USD/PCE</text:p>
          </table:table-cell>
          <table:table-cell table:style-name="ce26" office:value-type="currency" office:currency="USD" office:value="8.1" calcext:value-type="currency">
            <text:p>8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7</text:p>
          </table:table-cell>
          <table:table-cell office:value-type="string" calcext:value-type="string">
            <text:p>[SH-PG0177] Mini 2 Bottom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18" office:value-type="currency" office:currency="USD/PCE" office:value="8.1" calcext:value-type="currency">
            <text:p>8.10 USD/PCE</text:p>
          </table:table-cell>
          <table:table-cell table:style-name="ce26" office:value-type="currency" office:currency="USD" office:value="8.1" calcext:value-type="currency">
            <text:p>8.10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27" office:value-type="currency" office:currency="USD" office:value="789.332235229306" calcext:value-type="currency">
            <text:p>789.33 US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NEW FOR KANGAROOPAW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/>
          <table:table-cell table:style-name="ce9" office:value-type="string" calcext:value-type="string">
            <text:p>LulzBot Goostruder Tool Head </text:p>
          </table:table-cell>
          <table:table-cell table:style-name="ce16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T0063</text:p>
          </table:table-cell>
          <table:table-cell office:value-type="string" calcext:value-type="string">
            <text:p>Nema 11 motor</text:p>
          </table:table-cell>
          <table:table-cell table:style-name="ce16" office:value-type="float" office:value="1" calcext:value-type="float">
            <text:p>1</text:p>
          </table:table-cell>
          <table:table-cell table:style-name="ce5"/>
          <table:table-cell table:style-name="ce7"/>
          <table:table-cell office:value-type="string" calcext:value-type="string">
            <text:p>needs replaced w/ kangaroopaw specific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52</text:p>
          </table:table-cell>
          <table:table-cell office:value-type="string" calcext:value-type="string">
            <text:p>KHK SW0 5 R2 worm gear</text:p>
          </table:table-cell>
          <table:table-cell table:style-name="ce16" office:value-type="float" office:value="1" calcext:value-type="float">
            <text:p>1</text:p>
          </table:table-cell>
          <table:table-cell table:style-name="ce5"/>
          <table:table-cell table:style-name="ce8"/>
          <table:table-cell office:value-type="string" calcext:value-type="string">
            <text:p>needs removed 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53</text:p>
          </table:table-cell>
          <table:table-cell office:value-type="string" calcext:value-type="string">
            <text:p>KHK BG0 5 30 R2 worm wheel</text:p>
          </table:table-cell>
          <table:table-cell table:style-name="ce16" office:value-type="float" office:value="1" calcext:value-type="float">
            <text:p>1</text:p>
          </table:table-cell>
          <table:table-cell table:style-name="ce5"/>
          <table:table-cell table:style-name="ce10"/>
          <table:table-cell office:value-type="string" calcext:value-type="string">
            <text:p>milled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EL-SW0022</text:p>
          </table:table-cell>
          <table:table-cell office:value-type="string" calcext:value-type="string">
            <text:p>Endstop Switch</text:p>
          </table:table-cell>
          <table:table-cell table:style-name="ce16" office:value-type="float" office:value="1" calcext:value-type="float">
            <text:p>1</text:p>
          </table:table-cell>
          <table:table-cell table:style-name="ce5"/>
          <table:table-cell table:style-name="ce17"/>
          <table:table-cell office:value-type="string" calcext:value-type="string">
            <text:p>printed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79</text:p>
          </table:table-cell>
          <table:table-cell table:style-name="ce10" office:value-type="string" calcext:value-type="string">
            <text:p>Motor mount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office:value-type="string" calcext:value-type="string">
            <text:p>assembly sub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80</text:p>
          </table:table-cell>
          <table:table-cell table:style-name="ce10" office:value-type="string" calcext:value-type="string">
            <text:p>Collar Mount flange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office:value-type="string" calcext:value-type="string">
            <text:p>harnes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77</text:p>
          </table:table-cell>
          <table:table-cell table:style-name="ce10" office:value-type="string" calcext:value-type="string">
            <text:p>Upper Bearing Holder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MP0278</text:p>
          </table:table-cell>
          <table:table-cell table:style-name="ce10" office:value-type="string" calcext:value-type="string">
            <text:p>Lower Bearing Holder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MP0281</text:p>
          </table:table-cell>
          <table:table-cell table:style-name="ce10" office:value-type="string" calcext:value-type="string">
            <text:p>Carriage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U0050</text:p>
          </table:table-cell>
          <table:table-cell table:style-name="ce11" office:value-type="string" calcext:value-type="string">
            <text:p>6mm sleeve bushing JSM-0607-12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NT0359</text:p>
          </table:table-cell>
          <table:table-cell table:style-name="ce11" office:value-type="string" calcext:value-type="string">
            <text:p>leadscrew nut, standard, inch flanged, 3/16” x 0.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RD0076</text:p>
          </table:table-cell>
          <table:table-cell table:style-name="ce12" office:value-type="string" calcext:value-type="string">
            <text:p>99mm Leadscrew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RD0077</text:p>
          </table:table-cell>
          <table:table-cell table:style-name="ce12" office:value-type="string" calcext:value-type="string">
            <text:p>90mm smooth rod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/>
          <table:table-cell table:number-columns-repeated="2"/>
          <table:table-cell table:style-name="ce13" office:value-type="string" calcext:value-type="string">
            <text:p>syringe collar mount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syringe collar 814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syringe collar 815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syringe collar 816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extruder mount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carriage 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470</text:p>
          </table:table-cell>
          <table:table-cell office:value-type="string" calcext:value-type="string">
            <text:p>623 beari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2.5x14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HD-BT0005</text:p>
          </table:table-cell>
          <table:table-cell office:value-type="string" calcext:value-type="string">
            <text:p>M3x10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L-HD0572</text:p>
          </table:table-cell>
          <table:table-cell office:value-type="string" calcext:value-type="string">
            <text:p>M2x8mm SHCS black oxid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244</text:p>
          </table:table-cell>
          <table:table-cell office:value-type="string" calcext:value-type="string">
            <text:p>M2x6mm FHCS black oxide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WA0038</text:p>
          </table:table-cell>
          <table:table-cell office:value-type="string" calcext:value-type="string">
            <text:p>M3 washer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57</text:p>
          </table:table-cell>
          <table:table-cell office:value-type="string" calcext:value-type="string">
            <text:p>M3x8mm SHCS black oxid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19</text:p>
          </table:table-cell>
          <table:table-cell office:value-type="string" calcext:value-type="string">
            <text:p>M3x8mm FHCS black oxid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37</text:p>
          </table:table-cell>
          <table:table-cell office:value-type="string" calcext:value-type="string">
            <text:p>M3x8mm BHCS black oxide 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4" office:value-type="string" calcext:value-type="string">
            <text:p>Extruder Harnes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L-HR0172</text:p>
          </table:table-cell>
          <table:table-cell table:style-name="ce11" office:value-type="string" calcext:value-type="string">
            <text:p>harness for nema 11, 100mm lengt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WR0120</text:p>
          </table:table-cell>
          <table:table-cell table:style-name="ce11" office:value-type="string" calcext:value-type="string">
            <text:p>purple wire 24 g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S0480</text:p>
          </table:table-cell>
          <table:table-cell table:style-name="ce11" office:value-type="string" calcext:value-type="string">
            <text:p>molex microfit 3.0 male pin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CN0101</text:p>
          </table:table-cell>
          <table:table-cell table:style-name="ce11" office:value-type="string" calcext:value-type="string">
            <text:p>molex microfit male housing, 20 po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142</text:p>
          </table:table-cell>
          <table:table-cell table:style-name="ce11" office:value-type="string" calcext:value-type="string">
            <text:p>purple fast on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5" office:value-type="string" calcext:value-type="string">
            <text:p>Bed Syste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VC dish plat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D-MS0555</text:p>
          </table:table-cell>
          <table:table-cell office:value-type="string" calcext:value-type="string">
            <text:p>Threaded Standoff M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3x10 BHC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3 washer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5" office:value-type="string" calcext:value-type="string">
            <text:p>LCD Assembly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0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>USD/Reel, 5lb</number:currency-symbol>
    </number:currency-style>
    <number:currency-style style:name="N133">
      <number:text>-</number:text>
      <number:number number:decimal-places="2" loext:min-decimal-places="2" number:min-integer-digits="1" number:grouping="true"/>
      <number:text> </number:text>
      <number:currency-symbol>USD/Reel, 5lb</number:currency-symbol>
      <style:map style:condition="value()&gt;=0" style:apply-style-name="N133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35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>USD/inch(es)</number:currency-symbol>
    </number:currency-style>
    <number:currency-style style:name="N137">
      <number:text>-</number:text>
      <number:number number:decimal-places="2" loext:min-decimal-places="2" number:min-integer-digits="1" number:grouping="true"/>
      <number:text> </number:text>
      <number:currency-symbol>USD/inch(es)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>USD/Reel, 3kg</number:currency-symbol>
    </number:currency-style>
    <number:currency-style style:name="N141">
      <number:text>-</number:text>
      <number:number number:decimal-places="2" loext:min-decimal-places="2" number:min-integer-digits="1" number:grouping="true"/>
      <number:text> </number:text>
      <number:currency-symbol>USD/Reel, 3kg</number:currency-symbol>
      <style:map style:condition="value()&gt;=0" style:apply-style-name="N14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00/00/0000</text:date>, <text:time style:data-style-name="N2" text:time-value="10:21:05.180361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11.0</dc:description>
    <meta:creation-date>2019-05-14T13:38:22</meta:creation-date>
    <dc:date>2019-06-17T15:04:07.296653682</dc:date>
    <meta:generator>LibreOffice/5.2.7.2$Linux_X86_64 LibreOffice_project/20m0$Build-2</meta:generator>
    <meta:editing-duration>P3DT9H23M45S</meta:editing-duration>
    <meta:editing-cycles>4</meta:editing-cycles>
    <meta:document-statistic meta:table-count="1" meta:cell-count="473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